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1.2882in"/>
    </style:style>
    <style:style style:name="co2" style:family="table-column">
      <style:table-column-properties fo:break-before="auto" style:column-width="1.0772in"/>
    </style:style>
    <style:style style:name="co3" style:family="table-column">
      <style:table-column-properties fo:break-before="auto" style:column-width="1.6307in"/>
    </style:style>
    <style:style style:name="co4" style:family="table-column">
      <style:table-column-properties fo:break-before="auto" style:column-width="1.6508in"/>
    </style:style>
    <style:style style:name="co5" style:family="table-column">
      <style:table-column-properties fo:break-before="auto" style:column-width="1.0874in"/>
    </style:style>
    <style:style style:name="co6" style:family="table-column">
      <style:table-column-properties fo:break-before="auto" style:column-width="1.0799in"/>
    </style:style>
    <style:style style:name="co7" style:family="table-column">
      <style:table-column-properties fo:break-before="auto" style:column-width="3.9161in"/>
    </style:style>
    <style:style style:name="co8" style:family="table-column">
      <style:table-column-properties fo:break-before="auto" style:column-width="0.8925in"/>
    </style:style>
    <style:style style:name="ro1" style:family="table-row">
      <style:table-row-properties style:row-height="0.3311in" fo:break-before="auto" style:use-optimal-row-height="true"/>
    </style:style>
    <style:style style:name="ro2" style:family="table-row">
      <style:table-row-properties style:row-height="1.2638in" fo:break-before="auto" style:use-optimal-row-height="true"/>
    </style:style>
    <style:style style:name="ro3" style:family="table-row">
      <style:table-row-properties style:row-height="0.9535in" fo:break-before="auto" style:use-optimal-row-height="true"/>
    </style:style>
    <style:style style:name="ro4" style:family="table-row">
      <style:table-row-properties style:row-height="1.5752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1.1091in" fo:break-before="auto" style:use-optimal-row-height="true"/>
    </style:style>
    <style:style style:name="ro7" style:family="table-row">
      <style:table-row-properties style:row-height="2.0417in" fo:break-before="auto" style:use-optimal-row-height="true"/>
    </style:style>
    <style:style style:name="ro8" style:family="table-row">
      <style:table-row-properties style:row-height="0.4866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0.6425in" fo:break-before="auto" style:use-optimal-row-height="true"/>
    </style:style>
    <style:style style:name="ro11" style:family="table-row">
      <style:table-row-properties style:row-height="0.1756in" fo:break-before="auto" style:use-optimal-row-height="true"/>
    </style:style>
    <style:style style:name="ro12" style:family="table-row">
      <style:table-row-properties style:row-height="1.0154in" fo:break-before="auto" style:use-optimal-row-height="true"/>
    </style:style>
    <style:style style:name="ro13" style:family="table-row">
      <style:table-row-properties style:row-height="0.7252in" fo:break-before="auto" style:use-optimal-row-height="true"/>
    </style:style>
    <style:style style:name="ro14" style:family="table-row">
      <style:table-row-properties style:row-height="0.168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ff00" style:text-align-source="value-type" style:repeat-content="false" fo:wrap-option="wrap" style:vertical-align="top"/>
      <style:paragraph-properties fo:margin-left="0in"/>
      <style:text-properties style:font-name="Arial" fo:font-size="10pt"/>
    </style:style>
    <style:style style:name="ce2" style:family="table-cell" style:parent-style-name="Default" style:data-style-name="N100">
      <style:table-cell-properties style:text-align-source="value-type" style:repeat-content="false" style:vertical-align="top"/>
      <style:paragraph-properties fo:margin-left="0in"/>
      <style:text-properties style:font-name="Arial" fo:font-size="10pt"/>
    </style:style>
    <style:style style:name="ce3" style:family="table-cell" style:parent-style-name="Default" style:data-style-name="N100">
      <style:table-cell-properties style:text-align-source="value-type" style:repeat-content="false" style:vertical-align="top"/>
      <style:text-properties style:font-name="Arial" fo:font-size="10pt"/>
    </style:style>
    <style:style style:name="ce4" style:family="table-cell" style:parent-style-name="Default" style:data-style-name="N118">
      <style:table-cell-properties fo:background-color="#ffff00" style:text-align-source="value-type" style:repeat-content="false" fo:wrap-option="wrap" style:vertical-align="top"/>
      <style:paragraph-properties fo:margin-left="0in"/>
      <style:text-properties style:font-name="Arial" fo:font-size="10pt"/>
    </style:style>
    <style:style style:name="ce5" style:family="table-cell" style:parent-style-name="Default" style:data-style-name="N118">
      <style:table-cell-properties style:text-align-source="value-type" style:repeat-content="false" style:vertical-align="top"/>
      <style:paragraph-properties fo:margin-left="0in"/>
      <style:text-properties style:font-name="Arial" fo:font-size="10pt"/>
    </style:style>
    <style:style style:name="ce6" style:family="table-cell" style:parent-style-name="Default" style:data-style-name="N100">
      <style:table-cell-properties fo:background-color="#ffff00" style:text-align-source="value-type" style:repeat-content="false" fo:wrap-option="wrap" style:vertical-align="top"/>
      <style:paragraph-properties fo:margin-left="0in"/>
      <style:text-properties style:font-name="Arial" fo:font-size="10pt" style:font-size-asian="10pt" style:font-size-complex="10pt"/>
    </style:style>
    <style:style style:name="ce7"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data-style-name="N100">
      <style:table-cell-properties style:text-align-source="value-type" style:repeat-content="false" style:vertical-align="top"/>
      <style:text-properties style:font-name="Arial" fo:font-size="10pt" style:font-size-asian="10pt" style:font-size-complex="10pt"/>
    </style:style>
    <style:style style:name="ce9" style:family="table-cell" style:parent-style-name="Default" style:data-style-name="N100">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data-style-name="N100">
      <style:table-cell-properties fo:background-color="#ffff00" style:text-align-source="value-type" style:repeat-content="false" fo:wrap-option="wrap" style:vertical-align="top"/>
      <style:paragraph-properties fo:margin-left="0in"/>
      <style:text-properties style:text-outline="false" style:text-line-through-style="none" style:font-name="Arial" fo:font-size="10pt"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1" style:family="table-cell" style:parent-style-name="Default" style:data-style-name="N100">
      <style:table-cell-properties style:text-align-source="value-type" style:repeat-content="false" fo:wrap-option="wrap" style:vertical-align="top"/>
      <style:text-properties style:text-outline="false" style:text-line-through-style="none" style:font-name="Arial" fo:font-size="10pt"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2" style:family="table-cell" style:parent-style-name="Default" style:data-style-name="N100">
      <style:table-cell-properties style:text-align-source="value-type" style:repeat-content="false" fo:wrap-option="wrap" style:vertical-align="top"/>
      <style:text-properties fo:color="#000000"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2" style:font-size-asian="6.80000019073486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3" style:family="table-cell" style:parent-style-name="Default" style:data-style-name="N100">
      <style:table-cell-properties style:text-align-source="value-type" style:repeat-content="false" fo:wrap-option="wrap" style:vertical-align="top"/>
      <style:paragraph-properties fo:margin-left="0in"/>
      <style:text-properties style:text-outline="false" style:text-line-through-style="none" style:font-name="Arial" fo:font-size="10pt"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style-complex="normal" style:font-weight-complex="normal" style:text-emphasize="none" style:font-relief="none"/>
    </style:style>
    <style:style style:name="ce14" style:family="table-cell" style:parent-style-name="Default" style:data-style-name="N100">
      <style:table-cell-properties style:text-align-source="value-type" style:repeat-content="false" fo:wrap-option="wrap" style:vertical-align="top"/>
      <style:paragraph-properties fo:margin-left="0in"/>
      <style:text-properties fo:color="#000000"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1" style:font-size-asian="6.80000019073486pt" style:language-asian="en" style:country-asian="US"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15" style:family="table-cell" style:parent-style-name="Default" style:data-style-name="N100">
      <style:table-cell-properties style:text-align-source="value-type" style:repeat-content="false" fo:wrap-option="wrap" style:vertical-align="top"/>
      <style:paragraph-properties fo:margin-left="0in"/>
      <style:text-properties style:text-outline="false" style:text-line-through-style="none" style:font-name="Arial" fo:font-size="10pt"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6" style:family="table-cell" style:parent-style-name="Default" style:data-style-name="N100">
      <style:table-cell-properties style:text-align-source="value-type" style:repeat-content="false" fo:wrap-option="wrap" style:vertical-align="top"/>
      <style:paragraph-properties fo:margin-left="0in"/>
      <style:text-properties style:font-name="Arial" fo:font-size="10pt"/>
    </style:style>
    <style:style style:name="ce17" style:family="table-cell" style:parent-style-name="Default" style:data-style-name="N100">
      <style:table-cell-properties fo:background-color="#ffff00" style:text-align-source="value-type" style:repeat-content="false" fo:wrap-option="wrap" style:vertical-align="top"/>
      <style:paragraph-properties fo:margin-left="0in"/>
      <style:text-properties style:text-outline="false" style:text-line-through-style="none" style:font-name="Arial" fo:font-size="10pt" fo:text-shadow="none" style:text-underline-style="none" style:text-underline-mode="continuous" style:text-overline-mode="continuous" style:text-line-through-mode="continuous" style:font-size-asian="10pt" style:font-style-asian="normal" style:font-weight-asian="normal" style:font-size-complex="10pt" style:language-complex="en" style:country-complex="US" style:font-weight-complex="normal" style:text-emphasize="none" style:font-relief="none"/>
    </style:style>
    <style:style style:name="ce18"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data-style-name="N100">
      <style:table-cell-properties style:text-align-source="value-type" style:repeat-content="false" fo:wrap-option="wrap" style:vertical-align="top"/>
      <style:paragraph-properties fo:margin-left="0in"/>
      <style:text-properties style:font-name="Arial" fo:font-size="10pt" style:font-size-asian="10pt" style:font-size-complex="10pt"/>
    </style:style>
    <style:style style:name="ce2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justify"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justify"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justify"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7" style:family="table-cell" style:parent-style-name="Default">
      <style:table-cell-properties style:text-align-source="value-type" style:repeat-content="false" style:vertical-align="top"/>
      <style:paragraph-properties fo:margin-left="0in"/>
    </style:style>
    <style:style style:name="ce28" style:family="table-cell" style:parent-style-name="Default">
      <style:table-cell-properties style:text-align-source="value-type" style:repeat-content="false" style:vertical-align="top"/>
    </style:style>
    <style:style style:name="ta_extref" style:family="table">
      <style:table-properties table:display="false"/>
    </style:style>
    <style:style style:name="T1" style:family="text">
      <style:text-properties style:font-name="Arial" fo:font-size="10pt"/>
    </style:style>
    <style:style style:name="T2" style:family="text">
      <style:text-properties fo:color="#000000" style:font-name="Arial" fo:font-size="10pt" fo:language="es" fo:country="CO" fo:font-style="italic" fo:font-weight="normal" style:font-name-asian="Arial1" style:language-asian="en" style:country-asian="US" style:font-name-complex="Times New Roman" style:font-size-complex="6.80000019073486pt" style:font-style-complex="italic"/>
    </style:style>
    <style:style style:name="T3" style:family="text">
      <style:text-properties fo:color="#000000" style:font-name="Arial" fo:font-size="10pt" fo:language="es" fo:country="CO" fo:font-style="normal" fo:font-weight="normal" style:font-name-asian="Arial1" style:language-asian="en" style:country-asian="US" style:font-name-complex="Times New Roman" style:font-size-complex="6.80000019073486pt"/>
    </style:style>
    <style:style style:name="T4" style:family="text">
      <style:text-properties style:use-window-font-color="true" style:text-outline="false" style:text-line-through-style="none" style:text-position="0% 100%"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T5" style:family="text">
      <style:text-properties fo:color="#000000" style:text-outline="false" style:text-line-through-style="none" style:text-position="0% 100%"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T6"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table table:name="DI_Event"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3" table:default-cell-style-name="ce3"/>
        <table:table-column table:style-name="co4" table:default-cell-style-name="ce5"/>
        <table:table-column table:style-name="co5" table:default-cell-style-name="ce3"/>
        <table:table-column table:style-name="co6" table:number-columns-repeated="3" table:default-cell-style-name="ce8"/>
        <table:table-column table:style-name="co7" table:default-cell-style-name="ce16"/>
        <table:table-column table:style-name="co7" table:number-columns-repeated="3" table:default-cell-style-name="ce19"/>
        <table:table-column table:style-name="co4" table:default-cell-style-name="ce28"/>
        <table:table-column table:style-name="co8" table:number-columns-repeated="242" table:default-cell-style-name="ce3"/>
        <table:table-row table:style-name="ro1">
          <table:table-cell table:style-name="ce1" office:value-type="string">
            <text:p>EventId</text:p>
          </table:table-cell>
          <table:table-cell table:style-name="ce1" office:value-type="string">
            <text:p>EventRGBColor</text:p>
          </table:table-cell>
          <table:table-cell table:style-name="ce1" office:value-type="string">
            <text:p>EventKeyWords</text:p>
          </table:table-cell>
          <table:table-cell table:style-name="ce1" office:value-type="string">
            <text:p>EventCreationDate</text:p>
          </table:table-cell>
          <table:table-cell table:style-name="ce4" office:value-type="string">
            <text:p>EventLastUpdate</text:p>
          </table:table-cell>
          <table:table-cell table:style-name="ce1" office:value-type="string">
            <text:p>EventName(spa)</text:p>
          </table:table-cell>
          <table:table-cell table:style-name="ce6" office:value-type="string">
            <text:p>EventName(eng)</text:p>
          </table:table-cell>
          <table:table-cell table:style-name="ce6" office:value-type="string">
            <text:p>EventName(fre)</text:p>
          </table:table-cell>
          <table:table-cell table:style-name="ce6" office:value-type="string">
            <text:p>EventName(por)</text:p>
          </table:table-cell>
          <table:table-cell table:style-name="ce10" office:value-type="string">
            <text:p>EventDesc(spa)</text:p>
          </table:table-cell>
          <table:table-cell table:style-name="ce17" office:value-type="string">
            <text:p>EventDesc(eng)</text:p>
          </table:table-cell>
          <table:table-cell table:style-name="ce17" office:value-type="string">
            <text:p>EventDesc(fre)</text:p>
          </table:table-cell>
          <table:table-cell table:style-name="ce17" office:value-type="string">
            <text:p>EventDesc(por)</text:p>
          </table:table-cell>
          <table:table-cell table:style-name="ce27"/>
          <table:table-cell table:style-name="ce2" table:number-columns-repeated="242"/>
        </table:table-row>
        <table:table-row table:style-name="ro2">
          <table:table-cell office:value-type="string">
            <text:p>ACCIDENT</text:p>
          </table:table-cell>
          <table:table-cell office:value-type="string">
            <text:p>000009</text:p>
          </table:table-cell>
          <table:table-cell office:value-type="string">
            <text:p>ACCIDENTE;ACIDENTE</text:p>
          </table:table-cell>
          <table:table-cell office:value-type="string">
            <text:p>2007-11-21 00:00:00</text:p>
          </table:table-cell>
          <table:table-cell office:value-type="date" office:date-value="2008-01-01">
            <text:p>2008-01-01 00:00:00</text:p>
          </table:table-cell>
          <table:table-cell office:value-type="string">
            <text:p>Accidente</text:p>
          </table:table-cell>
          <table:table-cell table:style-name="ce7" office:value-type="string">
            <text:p>Accident</text:p>
          </table:table-cell>
          <table:table-cell table:style-name="ce9" office:value-type="string">
            <text:p>Accident</text:p>
          </table:table-cell>
          <table:table-cell table:style-name="ce7" office:value-type="string">
            <text:p>Accidente</text:p>
          </table:table-cell>
          <table:table-cell table:style-name="ce11" office:value-type="string">
            <text:p>Accidentes de transporte vehicular, férreo, aéreo o naviero. Se limita a aquellos inducidos por fenómenos naturales como deslizamientos, sismos, huracanes, lluvias, o condiciones atmosféricas adversas, etc. Incluye aquellos accidentes de transporte que generan escapes de sustancias tóxicas, cualquiera sea su causa. Palabras claves: accidente vehicular, accidente férreo, accidente aéreo, accidente naviero. </text:p>
          </table:table-cell>
          <table:table-cell table:style-name="ce7" office:value-type="string">
            <text:p>Vehicular, rail, air or maritime transport accidents. This term is limited to those accidents resulting from natural phenomenon such as landslides, earthquakes, hurricanes, rainfall or adverse atmospheric conditions, etc. It includes those transport accidents which generate leaks of toxic substances, whatever the cause. Key words: vehicular accident, train accident, air accident, shipping accidents.</text:p>
          </table:table-cell>
          <table:table-cell table:style-name="ce20" office:value-type="string">
            <text:p>Accident de transport routier, ferroviaire, aérien ou maritime. Ne concerne que les accidents causés par des phénomènes naturels comme des glissements de terrain, des séismes, des ouragans, des pluies ou des conditions atmosphériques adverses, etc. Sont inclus les accidents de transport provoquant des écoulements de substances toxiques, quelle qu’en soit la cause. Mots clés: accident routier, accident ferroviaire, accident d’avion, accident maritime.</text:p>
          </table:table-cell>
          <table:table-cell table:style-name="ce7" office:value-type="string">
            <text:p>Vehicular, rail, air or maritime transport accidents. This term is limited to those accidents resulting from natural phenomenon such as landslides, earthquakes, hurricanes, rainfall or adverse atmospheric conditions, etc. It includes those transport accidents which generate leaks of toxic substances, whatever the cause. Key words: vehicular accident, train accident, air accident, shipping accidents.</text:p>
          </table:table-cell>
          <table:table-cell table:number-columns-repeated="243"/>
        </table:table-row>
        <table:table-row table:style-name="ro1">
          <table:table-cell office:value-type="string">
            <text:p>AVALANCHE</text:p>
          </table:table-cell>
          <table:table-cell office:value-type="string">
            <text:p>E6E64C</text:p>
          </table:table-cell>
          <table:table-cell office:value-type="string">
            <text:p>AVALANCHA</text:p>
          </table:table-cell>
          <table:table-cell office:value-type="string">
            <text:p>2007-11-21 00:00:00</text:p>
          </table:table-cell>
          <table:table-cell table:formula="of:=[.$E$2]" office:value-type="date" office:date-value="2008-01-01">
            <text:p>2008-01-01 00:00:00</text:p>
          </table:table-cell>
          <table:table-cell office:value-type="string">
            <text:p>Alud</text:p>
          </table:table-cell>
          <table:table-cell table:style-name="ce7" office:value-type="string">
            <text:p>Avalanche</text:p>
          </table:table-cell>
          <table:table-cell table:style-name="ce9" office:value-type="string">
            <text:p>Avalanche</text:p>
          </table:table-cell>
          <table:table-cell table:style-name="ce7" office:value-type="string">
            <text:p>Avalanche</text:p>
          </table:table-cell>
          <table:table-cell table:style-name="ce11" office:value-type="string">
            <text:p><text:span text:style-name="T1">Desprendimiento de masas de hielo y/o nieve. </text:span><text:span text:style-name="T2">Palabras claves: </text:span><text:span text:style-name="T3">avalancha.</text:span></text:p>
          </table:table-cell>
          <table:table-cell table:style-name="ce18" office:value-type="string">
            <text:p>Fall or loosening of masses of ice and/or snow. Key words: avalanche.</text:p>
          </table:table-cell>
          <table:table-cell table:style-name="ce21" office:value-type="string">
            <text:p>Détachement de masses de glace et/ou de neige. Mots clés: avalanche<text:span text:style-name="T6">.</text:span></text:p>
          </table:table-cell>
          <table:table-cell table:style-name="ce18" office:value-type="string">
            <text:p>Fall or loosening of masses of ice and/or snow. Key words: avalanche.</text:p>
          </table:table-cell>
          <table:table-cell table:number-columns-repeated="243"/>
        </table:table-row>
        <table:table-row table:style-name="ro3">
          <table:table-cell office:value-type="string">
            <text:p>ALLUVION</text:p>
          </table:table-cell>
          <table:table-cell office:value-type="string">
            <text:p>FFFFFF</text:p>
          </table:table-cell>
          <table:table-cell office:value-type="string">
            <text:p>ALUVION;FLASH FLOOD;FLASH FLOODING</text:p>
          </table:table-cell>
          <table:table-cell office:value-type="string">
            <text:p>2007-11-21 00:00:00</text:p>
          </table:table-cell>
          <table:table-cell table:formula="of:=[.$E$2]" office:value-type="date" office:date-value="2008-01-01">
            <text:p>2008-01-01 00:00:00</text:p>
          </table:table-cell>
          <table:table-cell office:value-type="string">
            <text:p>Aluvión</text:p>
          </table:table-cell>
          <table:table-cell table:style-name="ce7" office:value-type="string">
            <text:p>Alluvium</text:p>
          </table:table-cell>
          <table:table-cell table:style-name="ce9" office:value-type="string">
            <text:p>Alluvion</text:p>
          </table:table-cell>
          <table:table-cell table:style-name="ce7" office:value-type="string">
            <text:p>Flash inundação</text:p>
          </table:table-cell>
          <table:table-cell table:style-name="ce12" office:value-type="string">
            <text:p>Avenidas torrenciales con arrastre de grandes cantidades de material sólido (guijarros, gravas y bloques de rocas), aplicable a aquellas regiones secas o cauces secos en los que las lluvias ocasionales los producen. Palabras claves: avenida torrencial, huayco, lloclla.</text:p>
          </table:table-cell>
          <table:table-cell table:style-name="ce7" office:value-type="string">
            <text:p>Torrents of water which drag great quantities of solid material (pebbles, gravel and rocks). This term is applicable when referring to the effects of sudden rainfall on hitherto dry regions or dry riverbeds. Key words: torrent, mudslide, landslide.</text:p>
          </table:table-cell>
          <table:table-cell table:style-name="ce22" office:value-type="string">
            <text:p>Crues torrentielles entraînant avec elles de grandes quantités de matériaux solides (cailloux, gravas et rochers), se produisant dans les régions sèches ou dans les lits secs des cours d’eau dans lesquels les pluies occasionnelles produisent ces phénomènes. Mots clés: crue torrentielle, “huayco”, “lloclla” (en langue quechua).</text:p>
          </table:table-cell>
          <table:table-cell table:style-name="ce7" office:value-type="string">
            <text:p>Torrents of water which drag great quantities of solid material (pebbles, gravel and rocks). This term is applicable when referring to the effects of sudden rainfall on hitherto dry regions or dry riverbeds. Key words: torrent, mudslide, landslide.</text:p>
          </table:table-cell>
          <table:table-cell table:number-columns-repeated="243"/>
        </table:table-row>
        <table:table-row table:style-name="ro4">
          <table:table-cell office:value-type="string">
            <text:p>SPATE</text:p>
          </table:table-cell>
          <table:table-cell office:value-type="string">
            <text:p>4C1900</text:p>
          </table:table-cell>
          <table:table-cell office:value-type="string">
            <text:p>AVENIDA;ENXURRADA</text:p>
          </table:table-cell>
          <table:table-cell office:value-type="string">
            <text:p>2007-11-21 00:00:00</text:p>
          </table:table-cell>
          <table:table-cell table:formula="of:=[.$E$2]" office:value-type="date" office:date-value="2008-01-01">
            <text:p>2008-01-01 00:00:00</text:p>
          </table:table-cell>
          <table:table-cell office:value-type="string">
            <text:p>Avenida torrencial</text:p>
          </table:table-cell>
          <table:table-cell table:style-name="ce7" office:value-type="string">
            <text:p>Torrential flow</text:p>
          </table:table-cell>
          <table:table-cell table:style-name="ce9" office:value-type="string">
            <text:p>Crue torrentielle</text:p>
          </table:table-cell>
          <table:table-cell table:style-name="ce7" office:value-type="string">
            <text:p>Torrenciais fluxo</text:p>
          </table:table-cell>
          <table:table-cell table:style-name="ce11" office:value-type="string">
            <text:p>Flujo violento de agua en una cuenca, a veces reportado como creciente (súbita, rápida), o como torrente. Se aplica cuando en los reportes aparece como -avalancha-, cuando la avenida transporta troncos de árboles y/o abundantes sedimentos desde finos hasta bloques de roca. Pueden ser generados por lluvias, por ruptura de represamientos o por abundantes deslizamientos sobre una cuenca. Excluye los aludes, porque éstos implican desprendimiento de hielo o nieve. Palabras claves: creciente súbita o rápida, torrente.</text:p>
          </table:table-cell>
          <table:table-cell table:style-name="ce7" office:value-type="string">
            <text:p>Violent flow of water in a gorge, sometimes reported as a sudden rise or as a torrent. This term is applied, for example, when a –landslide- is reported, when the torrent carries tree trunks and/or abundant sediment, ranging from fine-grained to masses of rock. It may be caused by rainfall, rupture of a dam, or by abundant landslides in a gorge. It excludes avalanches, as these imply snow or ice fall. Key words: flash flood, rapids, </text:p>
          </table:table-cell>
          <table:table-cell table:style-name="ce23" office:value-type="string">
            <text:p>Flux violent d’eau dans un bassin, quelquefois appelé crue (montée rapide des eaux) ou torrent. Ce terme est utilisé lorsque l’on parle dans les rapports d’ –avalanche-, à savoir quand les eaux transportent des troncs d’arbres et/ou d’abondants sédiments soit très fins soit de gros blocs de pierres. Elles peuvent être provoquées par des pluies, une rupture de barrage ou par d’abondants glissements de terrain dans un  bassin. En sont exclus les avalanches car celles-ci impliquent des détachements de glace ou de neige. Mots clés: crue subite ou rapide, torrent. </text:p>
          </table:table-cell>
          <table:table-cell table:style-name="ce7" office:value-type="string">
            <text:p>Violent flow of water in a gorge, sometimes reported as a sudden rise or as a torrent. This term is applied, for example, when a –landslide- is reported, when the torrent carries tree trunks and/or abundant sediment, ranging from fine-grained to masses of rock. It may be caused by rainfall, rupture of a dam, or by abundant landslides in a gorge. It excludes avalanches, as these imply snow or ice fall. Key words: flash flood, rapids, </text:p>
          </table:table-cell>
          <table:table-cell table:number-columns-repeated="243"/>
        </table:table-row>
        <table:table-row table:style-name="ro2">
          <table:table-cell office:value-type="string">
            <text:p>BIOLOGICAL</text:p>
          </table:table-cell>
          <table:table-cell office:value-type="string">
            <text:p>314004</text:p>
          </table:table-cell>
          <table:table-cell office:value-type="string">
            <text:p>BIOLOGICO;BIOLOGICAL</text:p>
          </table:table-cell>
          <table:table-cell office:value-type="string">
            <text:p>2007-11-21 00:00:00</text:p>
          </table:table-cell>
          <table:table-cell table:formula="of:=[.$E$2]" office:value-type="date" office:date-value="2008-01-01">
            <text:p>2008-01-01 00:00:00</text:p>
          </table:table-cell>
          <table:table-cell office:value-type="string">
            <text:p>Biológico</text:p>
          </table:table-cell>
          <table:table-cell table:style-name="ce7" office:value-type="string">
            <text:p>Biological migration or loss</text:p>
          </table:table-cell>
          <table:table-cell table:style-name="ce9" office:value-type="string">
            <text:p>Mortalité biologique</text:p>
          </table:table-cell>
          <table:table-cell table:style-name="ce7" office:value-type="string">
            <text:p>Biológicas migração ou perda</text:p>
          </table:table-cell>
          <table:table-cell table:style-name="ce13" office:value-type="string">
            <text:p>Mortandad o migración de especies biológicas. Pueden, en última instancia, estar asociados a contaminación o a cambios drásticos de parámetros ambientales. Un ejemplo es la -marea roja-, el calentamiento de las aguas por el fenómeno de El Niño o disminución de las cantidades óptimas de oxígeno por obstáculos que el ser humano impone a ciertas especies, como los diques o presas. </text:p>
          </table:table-cell>
          <table:table-cell table:style-name="ce18" office:value-type="string">
            <text:p>Death or migration of biological species. This may be ultimately attributable to contamination or to drastic changes in environmental parameters. One example is the –red tide- the warming of waters due to the phenomenon of El Niño or the lessening of optimum amounts of oxygen due to obstacles imposed by humans, such as dams and barrages.</text:p>
          </table:table-cell>
          <table:table-cell table:style-name="ce20" office:value-type="string">
            <text:p>Mortalité ou migration d’espèces biologiques. En dernier ressort, elle peut être associée à une pollution ou à des changements drastiques de paramètres environnementaux. Un exemple en est la –marée rouge-, le réchauffement des eaux par le phénomène du Niño ou la diminution des quantités optimales d’oxygène imposée par l’Homme à certaines espèces suite à la construction d’obstacles tels que des digues ou des barrages.</text:p>
          </table:table-cell>
          <table:table-cell table:style-name="ce18" office:value-type="string">
            <text:p>Death or migration of biological species. This may be ultimately attributable to contamination or to drastic changes in environmental parameters. One example is the –red tide- the warming of waters due to the phenomenon of El Niño or the lessening of optimum amounts of oxygen due to obstacles imposed by humans, such as dams and barrages.</text:p>
          </table:table-cell>
          <table:table-cell table:number-columns-repeated="243"/>
        </table:table-row>
        <table:table-row table:style-name="ro5">
          <table:table-cell office:value-type="string">
            <text:p>POLLUTION</text:p>
          </table:table-cell>
          <table:table-cell office:value-type="string">
            <text:p>333333</text:p>
          </table:table-cell>
          <table:table-cell office:value-type="string">
            <text:p>CONTAMINACION;POLUIÇÃO</text:p>
          </table:table-cell>
          <table:table-cell office:value-type="string">
            <text:p>2007-11-21 00:00:00</text:p>
          </table:table-cell>
          <table:table-cell table:formula="of:=[.$E$2]" office:value-type="date" office:date-value="2008-01-01">
            <text:p>2008-01-01 00:00:00</text:p>
          </table:table-cell>
          <table:table-cell office:value-type="string">
            <text:p>Contaminación</text:p>
          </table:table-cell>
          <table:table-cell table:style-name="ce7" office:value-type="string">
            <text:p>Contamination</text:p>
          </table:table-cell>
          <table:table-cell table:style-name="ce9" office:value-type="string">
            <text:p>Pollution</text:p>
          </table:table-cell>
          <table:table-cell table:style-name="ce7" office:value-type="string">
            <text:p>Contaminação</text:p>
          </table:table-cell>
          <table:table-cell table:style-name="ce14" office:value-type="string">
            <text:p>Concentración de sustancias contaminantes en el aire, el agua o los suelos, con niveles perjudiciales para la salud humana, para cultivos o especies animales. </text:p>
          </table:table-cell>
          <table:table-cell table:style-name="ce18" office:value-type="string">
            <text:p>Concentration of contaminating substances in the air, water or soil, at levels which are damaging to human, animal, or plant life.</text:p>
          </table:table-cell>
          <table:table-cell table:style-name="ce24" office:value-type="string">
            <text:p>Concentration de substances polluantes dans l'air, dans l'eau et sur les sols, atteignant des niveaux dangereux pour la santé humaine, pour les cultures ou pour les espèces animales, pouvant causer des intoxications, la mort d'espèces animales ou végétales, des maladies etc.</text:p>
          </table:table-cell>
          <table:table-cell table:style-name="ce18" office:value-type="string">
            <text:p>Concentration of contaminating substances in the air, water or soil, at levels which are damaging to human, animal, or plant life.</text:p>
          </table:table-cell>
          <table:table-cell table:number-columns-repeated="243"/>
        </table:table-row>
        <table:table-row table:style-name="ro2">
          <table:table-cell office:value-type="string">
            <text:p>LANDSLIDE</text:p>
          </table:table-cell>
          <table:table-cell office:value-type="string">
            <text:p>AECF00</text:p>
          </table:table-cell>
          <table:table-cell office:value-type="string">
            <text:p>DESLIZAMIENTO;DESLIZAMENTO</text:p>
          </table:table-cell>
          <table:table-cell office:value-type="string">
            <text:p>2007-11-21 00:00:00</text:p>
          </table:table-cell>
          <table:table-cell table:formula="of:=[.$E$2]" office:value-type="date" office:date-value="2008-01-01">
            <text:p>2008-01-01 00:00:00</text:p>
          </table:table-cell>
          <table:table-cell office:value-type="string">
            <text:p>Deslizamiento</text:p>
          </table:table-cell>
          <table:table-cell table:style-name="ce7" office:value-type="string">
            <text:p>Landslide</text:p>
          </table:table-cell>
          <table:table-cell table:style-name="ce9" office:value-type="string">
            <text:p>Glissement de terrain</text:p>
          </table:table-cell>
          <table:table-cell table:style-name="ce7" office:value-type="string">
            <text:p>Deslizamento</text:p>
          </table:table-cell>
          <table:table-cell table:style-name="ce14" office:value-type="string">
            <text:p>Movimiento de masa en la superficie terrestre. Palabras claves: derrumbe, asentamiento, corrimiento, reptación, desplazamiento, hundimiento, formación de grietas, colapso de cavernas o minas, caída de rocas, desprendimiento (lento o rápido) sobre vertientes o laderas, de masas de suelo o de rocas, -falla- en cortes o taludes de laderas, vías, canales, excavaciones.</text:p>
          </table:table-cell>
          <table:table-cell table:style-name="ce18" office:value-type="string">
            <text:p>Mass movement of the earth surface. Key words: landslide, subsidence or settling, drift, cave-in, crevice formation, collapse of caves or mines, rockfall, crumbling of earth or rocks (slowly or quickly) down slopes or hillsides, blockage of roads, channels, excavations.</text:p>
          </table:table-cell>
          <table:table-cell table:style-name="ce24" office:value-type="string">
            <text:p>Mouvement de masse se produisant sur la superficie terrestre et causant des crues torrentielles, des tsunamis, des sédimentations, etc. Mots clés: éboulement, dépôt, glissement, reptation, déplacement, enfoncement, formation de crevasses, effondrement de cavernes ou de mines, chute de pierres, éboulement (lent ou rapide) sur des versants ou sur des coteaux, de masses de terre ou de rocher, faille sur des flancs ou des talus de pentes, de voies, de canaux, d'excavations.</text:p>
          </table:table-cell>
          <table:table-cell table:style-name="ce18" office:value-type="string">
            <text:p>Mass movement of the earth surface. Key words: landslide, subsidence or settling, drift, cave-in, crevice formation, collapse of caves or mines, rockfall, crumbling of earth or rocks (slowly or quickly) down slopes or hillsides, blockage of roads, channels, excavations.</text:p>
          </table:table-cell>
          <table:table-cell table:number-columns-repeated="243"/>
        </table:table-row>
        <table:table-row table:style-name="ro6">
          <table:table-cell office:value-type="string">
            <text:p>EPIDEMIC</text:p>
          </table:table-cell>
          <table:table-cell office:value-type="string">
            <text:p>808000</text:p>
          </table:table-cell>
          <table:table-cell office:value-type="string">
            <text:p>EPIDEMIA</text:p>
          </table:table-cell>
          <table:table-cell office:value-type="string">
            <text:p>2007-11-21 00:00:00</text:p>
          </table:table-cell>
          <table:table-cell table:formula="of:=[.$E$2]" office:value-type="date" office:date-value="2008-01-01">
            <text:p>2008-01-01 00:00:00</text:p>
          </table:table-cell>
          <table:table-cell office:value-type="string">
            <text:p>Epidemia</text:p>
          </table:table-cell>
          <table:table-cell table:style-name="ce7" office:value-type="string">
            <text:p>Epidemic</text:p>
          </table:table-cell>
          <table:table-cell table:style-name="ce9" office:value-type="string">
            <text:p>Épidémie</text:p>
          </table:table-cell>
          <table:table-cell table:style-name="ce7" office:value-type="string">
            <text:p>Epidemia</text:p>
          </table:table-cell>
          <table:table-cell table:style-name="ce14" office:value-type="string">
            <text:p>Enfermedad que ataca en una misma zona a uno o mas individuos (días, semanas, meses) excediendo la frecuencia esperada: como el cólera, la fiebre tifoidea, la peste bubónica, etc. Se debe tener en cuenta que la declaración de una epidemia depende de las condiciones endémicas de la misma y de la región. Palabras claves: enfermedad, endemia, pandemia.</text:p>
          </table:table-cell>
          <table:table-cell table:style-name="ce18" office:value-type="string">
            <text:p>Disease which attacks one or more individuals in the same area (over days, weeks, months) exceeding the expected frequency: such as cholera, typhoid fever, bubonic plague, etc. It should be taken into account that the declaration of an epidemic depends on the endemic conditions of the disease and the region. Key words: illness, endemic, pandemic.</text:p>
          </table:table-cell>
          <table:table-cell table:style-name="ce22" office:value-type="string">
            <text:p>Maladie qui s’attaque dans une même zone à un ou à plusieurs individus (jours, semaines, mois) en dépassant la fréquence attendue; comme le choléra, la fièvre typhoïde, la peste bubonique, etc. Il est important de rappeler que la déclaration d’une épidémie dépend des conditions endémiques de celle-ci et de la région. Mots clés: maladie, endémie, pandémie.</text:p>
          </table:table-cell>
          <table:table-cell table:style-name="ce18" office:value-type="string">
            <text:p>Disease which attacks one or more individuals in the same area (over days, weeks, months) exceeding the expected frequency: such as cholera, typhoid fever, bubonic plague, etc. It should be taken into account that the declaration of an epidemic depends on the endemic conditions of the disease and the region. Key words: illness, endemic, pandemic.</text:p>
          </table:table-cell>
          <table:table-cell table:number-columns-repeated="243"/>
        </table:table-row>
        <table:table-row table:style-name="ro3">
          <table:table-cell office:value-type="string">
            <text:p>ERUPTION</text:p>
          </table:table-cell>
          <table:table-cell office:value-type="string">
            <text:p>FF0000</text:p>
          </table:table-cell>
          <table:table-cell office:value-type="string">
            <text:p>VOLCAN;ERUPCION;VULCANISMO;ERUPÇÃO</text:p>
          </table:table-cell>
          <table:table-cell office:value-type="string">
            <text:p>2007-11-21 00:00:00</text:p>
          </table:table-cell>
          <table:table-cell table:formula="of:=[.$E$2]" office:value-type="date" office:date-value="2008-01-01">
            <text:p>2008-01-01 00:00:00</text:p>
          </table:table-cell>
          <table:table-cell office:value-type="string">
            <text:p>Actividad Volcánica</text:p>
          </table:table-cell>
          <table:table-cell table:style-name="ce7" office:value-type="string">
            <text:p>Volcanic Activity</text:p>
          </table:table-cell>
          <table:table-cell table:style-name="ce9" office:value-type="string">
            <text:p>Activité volcanique</text:p>
          </table:table-cell>
          <table:table-cell table:style-name="ce7" office:value-type="string">
            <text:p>Actividade vulcânica</text:p>
          </table:table-cell>
          <table:table-cell table:style-name="ce14" office:value-type="string">
            <text:p>Erupción o emisión de materias solidas, liquidas o gaseosas por aberturas o grietas de la corteza terrestre. Incluye erupciones de volcanes de lodo (diapiros), presentes en algunas regiones. Palabras claves: emisión de lava, emisión de vapor, emisión de ceniza, emisión de barro (lodo), emisión de agua, emisión de roca. </text:p>
          </table:table-cell>
          <table:table-cell table:style-name="ce18" office:value-type="string">
            <text:p>Eruption or emission of solid material, liquid or gas through openings or fissures in the earth surface. Includes eruptions of volcanoes of mud (diapirs). Key words: lava emission, vapour emission, ash emission, mud or earth emission, water emission, rock emission.</text:p>
          </table:table-cell>
          <table:table-cell table:style-name="ce24" office:value-type="string">
            <text:p>Eruption et émission de matières solides, liquides ou gazeuses par des ouvertures ou des crevasses de la croûte terrestre, causant des crues torrentielles, des tsunamis, de la contamination (par des gaz, la chute de cendres). Mots clés: émission de lave, émission de vapeur, émission de cendres, émission de boue, émission d'eau, émision de roches.</text:p>
          </table:table-cell>
          <table:table-cell table:style-name="ce18" office:value-type="string">
            <text:p>Eruption or emission of solid material, liquid or gas through openings or fissures in the earth surface. Includes eruptions of volcanoes of mud (diapirs). Key words: lava emission, vapour emission, ash emission, mud or earth emission, water emission, rock emission.</text:p>
          </table:table-cell>
          <table:table-cell table:number-columns-repeated="243"/>
        </table:table-row>
        <table:table-row table:style-name="ro5">
          <table:table-cell office:value-type="string">
            <text:p>LEAK</text:p>
          </table:table-cell>
          <table:table-cell office:value-type="string">
            <text:p>808080</text:p>
          </table:table-cell>
          <table:table-cell office:value-type="string">
            <text:p>ESCAPE</text:p>
          </table:table-cell>
          <table:table-cell office:value-type="string">
            <text:p>2007-11-21 00:00:00</text:p>
          </table:table-cell>
          <table:table-cell table:formula="of:=[.$E$2]" office:value-type="date" office:date-value="2008-01-01">
            <text:p>2008-01-01 00:00:00</text:p>
          </table:table-cell>
          <table:table-cell office:value-type="string">
            <text:p>Escape</text:p>
          </table:table-cell>
          <table:table-cell table:style-name="ce7" office:value-type="string">
            <text:p>Leak</text:p>
          </table:table-cell>
          <table:table-cell table:style-name="ce9" office:value-type="string">
            <text:p>Fuite</text:p>
          </table:table-cell>
          <table:table-cell table:style-name="ce7" office:value-type="string">
            <text:p>Fuga</text:p>
          </table:table-cell>
          <table:table-cell table:style-name="ce14" office:value-type="string">
            <text:p>Derrame o fuga de sustancias tóxicas, líquidas, sólidas o gaseosas (p. ej. fuga de gas propano), radioactivas o no, por ejemplo generados por accidentes tecnológicos, por error humano o negligencia.</text:p>
          </table:table-cell>
          <table:table-cell table:style-name="ce18" office:value-type="string">
            <text:p>Seepage or escape of toxic and/or radioactive substances, liquids, solids or gases (e.g., gas leak). This may be caused by technological accidents, by human error or negligence.</text:p>
          </table:table-cell>
          <table:table-cell table:style-name="ce25" office:value-type="string">
            <text:p>Écoulement ou fuite de substances toxiques, liquides, solides ou gazeuses (p. ex. fuite de gaz propane), radioactives ou non, <text:s/>provoqué par exemple par des accidents technologiques, par une erreur humaine ou par une négligence.</text:p>
          </table:table-cell>
          <table:table-cell table:style-name="ce18" office:value-type="string">
            <text:p>Seepage or escape of toxic and/or radioactive substances, liquids, solids or gases (e.g., gas leak). This may be caused by technological accidents, by human error or negligence.</text:p>
          </table:table-cell>
          <table:table-cell table:number-columns-repeated="243"/>
        </table:table-row>
        <table:table-row table:style-name="ro7">
          <table:table-cell office:value-type="string">
            <text:p>STRUCTURE</text:p>
          </table:table-cell>
          <table:table-cell office:value-type="string">
            <text:p>CCCCCC</text:p>
          </table:table-cell>
          <table:table-cell office:value-type="string">
            <text:p>ESTRUCTURAL;ESTRUCTURA;STRUCT.COLLAPSE;ESTRUTURA</text:p>
          </table:table-cell>
          <table:table-cell office:value-type="string">
            <text:p>2007-11-21 00:00:00</text:p>
          </table:table-cell>
          <table:table-cell table:formula="of:=[.$E$2]" office:value-type="date" office:date-value="2008-01-01">
            <text:p>2008-01-01 00:00:00</text:p>
          </table:table-cell>
          <table:table-cell office:value-type="string">
            <text:p>Colapso estructural</text:p>
          </table:table-cell>
          <table:table-cell table:style-name="ce7" office:value-type="string">
            <text:p>Structural collapse</text:p>
          </table:table-cell>
          <table:table-cell table:style-name="ce9" office:value-type="string">
            <text:p>Effondrement structurel</text:p>
          </table:table-cell>
          <table:table-cell table:style-name="ce7" office:value-type="string">
            <text:p>Colapso estrutural</text:p>
          </table:table-cell>
          <table:table-cell table:style-name="ce14" office:value-type="string">
            <text:p>Daño o colapso de cualquier tipo de estructuras (incluidas aquellas relacionadas con las redes eléctricas, acueducto o alcantarillado), debido a fenómenos como sobrecargas en escenarios públicos, puentes, falta de antenimiento, fatiga del material, diseños inadecuados. Incluye daños en estructuras, que sin llevarlas al colapso, las inhabilitan y que suelen ser reportadas como -fallas- (en el sentido de falla estructural). Los daños en estructuras inducidos por fenómenos naturales (p.e. sismos, deslizamientos, inundaciones, etc.) se reportan como efectos de ellos. <text:s/>Palabras claves: falla estructural.</text:p>
          </table:table-cell>
          <table:table-cell table:style-name="ce18" office:value-type="string">
            <text:p>Damage to or collapse of any kind of structure (including those associated with electrical networks, aqueducts, or drainage) due to such phenomenon as overcrowding of public places, lack of maintenance, stressed materials, inadequate design. This term includes structural damage that, while not necessarily leading to collapse, renders the structure unusable. This type of damage may be reported as a –fault- (as in structural fault). The damage to structures caused by natural phenomenon (eg, earthquakes, landslides, flooding, etc) is reported as an effect of those phenomena. Key words: structural fault.</text:p>
          </table:table-cell>
          <table:table-cell table:style-name="ce22" office:value-type="string">
            <text:p>Dommage ou effondrement de tous types de structures (y compris celles liées aux réseaux électriques, aux canalisations d’eau, au tout-à-l’égout), dû à des phénomènes de surcharges dans des espaces publics et sur les ponts, à un manque de maintenance, à la fatigue des matériaux, à des conceptions défaillantes. Cela comprend des dommages à des structures qui, sans les faire s’effondrer, rendent celles-ci inutilisables et sont souvent mentionnés comme –des failles- (dans le sens d’une faille structurelle). Les dommages dans les structures induits par des phénomènes naturels (par ex. des séismes, des glissements de terrain, des inondations, etc.) sont désignés comme des effets issus de ceux-ci. Mots clés: faille structurelle.</text:p>
          </table:table-cell>
          <table:table-cell table:style-name="ce18" office:value-type="string">
            <text:p>Damage to or collapse of any kind of structure (including those associated with electrical networks, aqueducts, or drainage) due to such phenomenon as overcrowding of public places, lack of maintenance, stressed materials, inadequate design. This term includes structural damage that, while not necessarily leading to collapse, renders the structure unusable. This type of damage may be reported as a –fault- (as in structural fault). The damage to structures caused by natural phenomenon (eg, earthquakes, landslides, flooding, etc) is reported as an effect of those phenomena. Key words: structural fault.</text:p>
          </table:table-cell>
          <table:table-cell table:number-columns-repeated="243"/>
        </table:table-row>
        <table:table-row table:style-name="ro2">
          <table:table-cell office:value-type="string">
            <text:p>EXPLOSION</text:p>
          </table:table-cell>
          <table:table-cell office:value-type="string">
            <text:p>94006B</text:p>
          </table:table-cell>
          <table:table-cell office:value-type="string">
            <text:p>EXPLOSION;EXPLOSÃO</text:p>
          </table:table-cell>
          <table:table-cell office:value-type="string">
            <text:p>2007-11-21 00:00:00</text:p>
          </table:table-cell>
          <table:table-cell table:formula="of:=[.$E$2]" office:value-type="date" office:date-value="2008-01-01">
            <text:p>2008-01-01 00:00:00</text:p>
          </table:table-cell>
          <table:table-cell office:value-type="string">
            <text:p>Explosión</text:p>
          </table:table-cell>
          <table:table-cell table:style-name="ce7" office:value-type="string">
            <text:p>Explosion</text:p>
          </table:table-cell>
          <table:table-cell table:style-name="ce9" office:value-type="string">
            <text:p>Explosion</text:p>
          </table:table-cell>
          <table:table-cell table:style-name="ce7" office:value-type="string">
            <text:p>Explosão</text:p>
          </table:table-cell>
          <table:table-cell table:style-name="ce14" office:value-type="string">
            <text:p>Liberación brusca de una gran cantidad de energía (térmica, química o nuclear), acompañada de estruendo y rotura violenta del recipiente que la contiene, produciendo calor, luz y gases. Incluye explosiones relacionadas con errores humanos o fallas en sistemas de infraestructura. En los inventarios (típicos) con DesInventar se excluyen actos de guerra o terrorismo.</text:p>
          </table:table-cell>
          <table:table-cell table:style-name="ce18" office:value-type="string">
            <text:p>Abrupt liberation of a large amount of energy (thermic, chemical or nuclear), accompanied by thunderous noise and violent rupture of the containing recipient, producing heat, light and gases. Includes explosions related to human error or faults in infrastructure systems. In the normal –DesInventar- inventories this term excludes acts of war or terrorism.</text:p>
          </table:table-cell>
          <table:table-cell table:style-name="ce22" office:value-type="string">
            <text:p>Brusque dégagement d’une grande quantité d’énergie (thermique, chimique ou nucléaire), accompagné d’un grand bruit et d’un bris violent du récipient qui la contient, produisant de la chaleur, de la lumière et des gaz. Elle inclut les explosions liées à des erreurs humaines ou à des failles dans des systèmes d’infrastructure. Dans les inventaires (typiques) avec DésInventer, on exclut les actes de guerre ou de terrorisme.</text:p>
          </table:table-cell>
          <table:table-cell table:style-name="ce18" office:value-type="string">
            <text:p>Abrupt liberation of a large amount of energy (thermic, chemical or nuclear), accompanied by thunderous noise and violent rupture of the containing recipient, producing heat, light and gases. Includes explosions related to human error or faults in infrastructure systems. In the normal –DesInventar- inventories this term excludes acts of war or terrorism.</text:p>
          </table:table-cell>
          <table:table-cell table:number-columns-repeated="243"/>
        </table:table-row>
        <table:table-row table:style-name="ro8">
          <table:table-cell office:value-type="string">
            <text:p>FORESTFIRE</text:p>
          </table:table-cell>
          <table:table-cell office:value-type="string">
            <text:p>E6FF00</text:p>
          </table:table-cell>
          <table:table-cell office:value-type="string">
            <text:p>INCENDIOF;FORESTAL;INC FORESTAL;</text:p>
          </table:table-cell>
          <table:table-cell office:value-type="string">
            <text:p>2007-11-21 00:00:00</text:p>
          </table:table-cell>
          <table:table-cell table:formula="of:=[.$E$2]" office:value-type="date" office:date-value="2008-01-01">
            <text:p>2008-01-01 00:00:00</text:p>
          </table:table-cell>
          <table:table-cell office:value-type="string">
            <text:p>Incendio forestal</text:p>
          </table:table-cell>
          <table:table-cell table:style-name="ce7" office:value-type="string">
            <text:p>Forest fire</text:p>
          </table:table-cell>
          <table:table-cell table:style-name="ce9" office:value-type="string">
            <text:p>Incendie de forêt</text:p>
          </table:table-cell>
          <table:table-cell table:style-name="ce7" office:value-type="string">
            <text:p>Incêndio florestal</text:p>
          </table:table-cell>
          <table:table-cell table:style-name="ce14" office:value-type="string">
            <text:p>Incluye todos los incendios en campo abierto en áreas rurales, sobre bosques nativos, bosques cultivados, praderas, etc.</text:p>
          </table:table-cell>
          <table:table-cell table:style-name="ce18" office:value-type="string">
            <text:p>Includes all types of fires in open land in rural areas, in natural woods, cultivated forests, meadows, prairies, etc.</text:p>
          </table:table-cell>
          <table:table-cell table:style-name="ce25" office:value-type="string">
            <text:p>Comprend tous les incendies à ciel ouvert dans des zones rurales, dans des forêts naturelles, dans des forêts cultivées, <text:s/>dans des prairies, etc.</text:p>
          </table:table-cell>
          <table:table-cell table:style-name="ce18" office:value-type="string">
            <text:p>Includes all types of fires in open land in rural areas, in natural woods, cultivated forests, meadows, prairies, etc.</text:p>
          </table:table-cell>
          <table:table-cell table:number-columns-repeated="243"/>
        </table:table-row>
        <table:table-row table:style-name="ro8">
          <table:table-cell office:value-type="string">
            <text:p>HAILSTORM</text:p>
          </table:table-cell>
          <table:table-cell office:value-type="string">
            <text:p>00CCCC</text:p>
          </table:table-cell>
          <table:table-cell office:value-type="string">
            <text:p>GRANIZOS; HAIL STORM;GRANIZO</text:p>
          </table:table-cell>
          <table:table-cell office:value-type="string">
            <text:p>2007-11-21 00:00:00</text:p>
          </table:table-cell>
          <table:table-cell table:formula="of:=[.$E$2]" office:value-type="date" office:date-value="2008-01-01">
            <text:p>2008-01-01 00:00:00</text:p>
          </table:table-cell>
          <table:table-cell office:value-type="string">
            <text:p>Granizada</text:p>
          </table:table-cell>
          <table:table-cell table:style-name="ce7" office:value-type="string">
            <text:p>Hail</text:p>
          </table:table-cell>
          <table:table-cell table:style-name="ce9" office:value-type="string">
            <text:p>Grêle</text:p>
          </table:table-cell>
          <table:table-cell table:style-name="ce7" office:value-type="string">
            <text:p>Granizo</text:p>
          </table:table-cell>
          <table:table-cell table:style-name="ce14" office:value-type="string">
            <text:p>Agua congelada que desciende con violencia de las nubes en granos más o menos duros y gruesos, pero no en copos como la nieve. Palabras claves: granizo.</text:p>
          </table:table-cell>
          <table:table-cell table:style-name="ce18" office:value-type="string">
            <text:p>Small balls of frozen water which fall violently from clouds, mostly hard and thick, but not in flakes like snow. Key words: sleet, hailstone.</text:p>
          </table:table-cell>
          <table:table-cell table:style-name="ce25" office:value-type="string">
            <text:p>Eau congelée qui tombe avec force des nuages sous forme de grêlons plus ou moins durs et plus ou moins gros, mais pas en flocons comme <text:s/>la neige. Mots clés: grêle.</text:p>
          </table:table-cell>
          <table:table-cell table:style-name="ce18" office:value-type="string">
            <text:p>Small balls of frozen water which fall violently from clouds, mostly hard and thick, but not in flakes like snow. Key words: sleet, hailstone.</text:p>
          </table:table-cell>
          <table:table-cell table:number-columns-repeated="243"/>
        </table:table-row>
        <table:table-row table:style-name="ro8">
          <table:table-cell office:value-type="string">
            <text:p>FROST</text:p>
          </table:table-cell>
          <table:table-cell office:value-type="string">
            <text:p>83CAFF</text:p>
          </table:table-cell>
          <table:table-cell office:value-type="string">
            <text:p>GEADA</text:p>
          </table:table-cell>
          <table:table-cell office:value-type="string">
            <text:p>2007-11-21 00:00:00</text:p>
          </table:table-cell>
          <table:table-cell table:formula="of:=[.$E$2]" office:value-type="date" office:date-value="2008-01-01">
            <text:p>2008-01-01 00:00:00</text:p>
          </table:table-cell>
          <table:table-cell office:value-type="string">
            <text:p>Helada</text:p>
          </table:table-cell>
          <table:table-cell table:style-name="ce7" office:value-type="string">
            <text:p>Frost</text:p>
          </table:table-cell>
          <table:table-cell table:style-name="ce9" office:value-type="string">
            <text:p>Gelée</text:p>
          </table:table-cell>
          <table:table-cell table:style-name="ce7" office:value-type="string">
            <text:p>Frost</text:p>
          </table:table-cell>
          <table:table-cell table:style-name="ce14" office:value-type="string">
            <text:p>Disminución de la temperatura con efectos nocivos en la población, cultivos, bienes y servicios. Palabras claves: ola de frío, friaje.</text:p>
          </table:table-cell>
          <table:table-cell table:style-name="ce7" office:value-type="string">
            <text:p>Fall in temperature with damaging effects on people, crops, goods and services. Key words: cold front, cold wave, freeze.</text:p>
          </table:table-cell>
          <table:table-cell table:style-name="ce25" office:value-type="string">
            <text:p>Chute de la température entraînant des effets nocifs sur la population, les cultures, les biens et les services. Mots clés: vague de froid, brusque chute de température</text:p>
          </table:table-cell>
          <table:table-cell table:style-name="ce7" office:value-type="string">
            <text:p>Fall in temperature with damaging effects on people, crops, goods and services. Key words: cold front, cold wave, freeze.</text:p>
          </table:table-cell>
          <table:table-cell table:number-columns-repeated="243"/>
        </table:table-row>
        <table:table-row table:style-name="ro9">
          <table:table-cell office:value-type="string">
            <text:p>HURRICANE</text:p>
          </table:table-cell>
          <table:table-cell office:value-type="string">
            <text:p>4700B8</text:p>
          </table:table-cell>
          <table:table-cell office:value-type="string">
            <text:p>HURACAN;DEPRESSAO;CICLONE;CYCLONE;TORMENTA T.</text:p>
          </table:table-cell>
          <table:table-cell office:value-type="string">
            <text:p>2007-11-21 00:00:00</text:p>
          </table:table-cell>
          <table:table-cell table:formula="of:=[.$E$2]" office:value-type="date" office:date-value="2008-01-01">
            <text:p>2008-01-01 00:00:00</text:p>
          </table:table-cell>
          <table:table-cell office:value-type="string">
            <text:p>Huracán</text:p>
          </table:table-cell>
          <table:table-cell table:style-name="ce7" office:value-type="string">
            <text:p>Hurricane</text:p>
          </table:table-cell>
          <table:table-cell table:style-name="ce9" office:value-type="string">
            <text:p>Ouragan</text:p>
          </table:table-cell>
          <table:table-cell table:style-name="ce7" office:value-type="string">
            <text:p>Furacão</text:p>
          </table:table-cell>
          <table:table-cell table:style-name="ce15" office:value-type="string">
            <text:p>Depresión tropical que corresponde a una anomalía atmosférica violenta que gira a modo de torbellino caracterizado por fuentes vientos, acompañados por lluvia. Ocurren en el Mar Caribe y en el Océano Pacífico Tropical. Equivale a los ciclones en el Océano Índico y a los tifones en el Pacífico Occidental. Cuando el término -huracán- se haya usado en las fuentes para vientos huracanados, vendavales locales, torbellinos, borrascas, se reportarán como -vendaval-. Tormentas locales se reportarán como -tempestad-. Palabras claves: depresión tropical, ciclón, tifón.</text:p>
          </table:table-cell>
          <table:table-cell table:style-name="ce18" office:value-type="string">
            <text:p>Tropical depression relating to a violent atmospheric anomaly, characterised by strong winds and rain, which act like a whirlwind. It occurs in the Caribbean Sea and the tropical Pacific Ocean. Where the term –hurricane- has been used in sources to refer to hurricane winds, local gales, whirlwinds, storms etc, these will be reported as –gales-. Local storms are reported as –storms-. Key words: tropical depression, cyclone, typhoon.</text:p>
          </table:table-cell>
          <table:table-cell table:style-name="ce20" office:value-type="string">
            <text:p>Dépression tropicale qui correspond à une anomalie atmosphérique se présentant sous la forme d’un tourbillon qui se caractérise par des vents forts accompagnés de pluies. Ils se produisent dans la Mer de la Caraïbe et dans l’Océan Pacifique Tropical et ce sont les équivalents des cyclones dans l’Océan Indien et des typhons dans l’Océan pacifique Occidental. Lorsque le terme –ouragan- sera utilisé dans les sources pour désigner des vents d’ouragan, des vents de tempêtes locaux, des tourbillons, des bourrasques, on les désignera comme des –vents de tempête. Les tourmentes locales seront désignées par le terme de –tempête-. Mots clés: dépression tropicale, cyclone, typhon.</text:p>
          </table:table-cell>
          <table:table-cell table:style-name="ce18" office:value-type="string">
            <text:p>Tropical depression relating to a violent atmospheric anomaly, characterised by strong winds and rain, which act like a whirlwind. It occurs in the Caribbean Sea and the tropical Pacific Ocean. Where the term –hurricane- has been used in sources to refer to hurricane winds, local gales, whirlwinds, storms etc, these will be reported as –gales-. Local storms are reported as –storms-. Key words: tropical depression, cyclone, typhoon.</text:p>
          </table:table-cell>
          <table:table-cell table:number-columns-repeated="243"/>
        </table:table-row>
        <table:table-row table:style-name="ro1">
          <table:table-cell office:value-type="string">
            <text:p>FIRE</text:p>
          </table:table-cell>
          <table:table-cell office:value-type="string">
            <text:p>FFFF66</text:p>
          </table:table-cell>
          <table:table-cell office:value-type="string">
            <text:p>INCÊNDIO;QUEIMADAS DESCONTROLADAS</text:p>
          </table:table-cell>
          <table:table-cell office:value-type="string">
            <text:p>2007-11-21 00:00:00</text:p>
          </table:table-cell>
          <table:table-cell table:formula="of:=[.$E$2]" office:value-type="date" office:date-value="2008-01-01">
            <text:p>2008-01-01 00:00:00</text:p>
          </table:table-cell>
          <table:table-cell office:value-type="string">
            <text:p>Incendio</text:p>
          </table:table-cell>
          <table:table-cell table:style-name="ce7" office:value-type="string">
            <text:p>Fire</text:p>
          </table:table-cell>
          <table:table-cell table:style-name="ce9" office:value-type="string">
            <text:p>Incendie</text:p>
          </table:table-cell>
          <table:table-cell table:style-name="ce7" office:value-type="string">
            <text:p>Fogo</text:p>
          </table:table-cell>
          <table:table-cell table:style-name="ce14" office:value-type="string">
            <text:p>Incendios urbanos, industriales o rurales, diferentes a incendios forestales. </text:p>
          </table:table-cell>
          <table:table-cell table:style-name="ce18" office:value-type="string">
            <text:p>Urban, industrial or rural fires, as distinct from forest fires.</text:p>
          </table:table-cell>
          <table:table-cell table:style-name="ce25" office:value-type="string">
            <text:p>Incendies urbains, industriels ou ruraux, autres que les incendies de forêt. </text:p>
          </table:table-cell>
          <table:table-cell table:style-name="ce18" office:value-type="string">
            <text:p>Urban, industrial or rural fires, as distinct from forest fires.</text:p>
          </table:table-cell>
          <table:table-cell table:number-columns-repeated="243"/>
        </table:table-row>
        <table:table-row table:style-name="ro10">
          <table:table-cell office:value-type="string">
            <text:p>FLOOD</text:p>
          </table:table-cell>
          <table:table-cell office:value-type="string">
            <text:p>004586</text:p>
          </table:table-cell>
          <table:table-cell office:value-type="string">
            <text:p>INUNDACION;FLOOD;CHEIAS;INUNDAÇÃO</text:p>
          </table:table-cell>
          <table:table-cell office:value-type="string">
            <text:p>2007-11-21 00:00:00</text:p>
          </table:table-cell>
          <table:table-cell table:formula="of:=[.$E$2]" office:value-type="date" office:date-value="2008-01-01">
            <text:p>2008-01-01 00:00:00</text:p>
          </table:table-cell>
          <table:table-cell office:value-type="string">
            <text:p>Inundación</text:p>
          </table:table-cell>
          <table:table-cell table:style-name="ce7" office:value-type="string">
            <text:p>Inundation</text:p>
          </table:table-cell>
          <table:table-cell table:style-name="ce9" office:value-type="string">
            <text:p>Inondation</text:p>
          </table:table-cell>
          <table:table-cell table:style-name="ce7" office:value-type="string">
            <text:p>Inundações</text:p>
          </table:table-cell>
          <table:table-cell table:style-name="ce14" office:value-type="string">
            <text:p>Anegamiento o cubrimiento con agua de un terreno donde se localizen poblaciones, cultivos, bienes o infraestructura. Inundaciones por olas marinas en zonas litorales se reportarán con el término -marejada-.</text:p>
          </table:table-cell>
          <table:table-cell table:style-name="ce18" office:value-type="string">
            <text:p>Flooding or covering with water of an area where people, crops, goods or infrastructure are located. Flooding caused by sea waves in coastal areas will be reported using the term –oceanic surge-.</text:p>
          </table:table-cell>
          <table:table-cell table:style-name="ce25" office:value-type="string">
            <text:p>Inondations ou eaux recouvrant des terres habitées, <text:s/>cultivées, occupées par des biens ou des infrastructures. Les inondations produites par des vagues marines dans des zones littorales seront reportées <text:s/>sous le terme de -mer houleuse-.</text:p>
          </table:table-cell>
          <table:table-cell table:style-name="ce18" office:value-type="string">
            <text:p>Flooding or covering with water of an area where people, crops, goods or infrastructure are located. Flooding caused by sea waves in coastal areas will be reported using the term –oceanic surge-.</text:p>
          </table:table-cell>
          <table:table-cell table:number-columns-repeated="243"/>
        </table:table-row>
        <table:table-row table:style-name="ro3">
          <table:table-cell office:value-type="string">
            <text:p>LIQUEFACTION</text:p>
          </table:table-cell>
          <table:table-cell office:value-type="string">
            <text:p>800000</text:p>
          </table:table-cell>
          <table:table-cell office:value-type="string">
            <text:p>LICUACION;LIQUEFACÇÃO</text:p>
          </table:table-cell>
          <table:table-cell office:value-type="string">
            <text:p>2007-11-21 00:00:00</text:p>
          </table:table-cell>
          <table:table-cell table:formula="of:=[.$E$2]" office:value-type="date" office:date-value="2008-01-01">
            <text:p>2008-01-01 00:00:00</text:p>
          </table:table-cell>
          <table:table-cell office:value-type="string">
            <text:p>Licuación</text:p>
          </table:table-cell>
          <table:table-cell table:style-name="ce7" office:value-type="string">
            <text:p>Liquefaction</text:p>
          </table:table-cell>
          <table:table-cell table:style-name="ce9" office:value-type="string">
            <text:p>Liquéfaction</text:p>
          </table:table-cell>
          <table:table-cell table:style-name="ce7" office:value-type="string">
            <text:p>Liquefacção</text:p>
          </table:table-cell>
          <table:table-cell office:value-type="string">
            <text:p>Comportamiento momentáneo como un líquido de suelos granulares saturados de agua, perdiendo su capacidad de soportar pesos. A pesar de ser un fenómeno secundario o inducido por -sismo-, se ha incluido por ser causa de pérdidas y daños en muchas zonas habitadas, en áreas marítimas y continentales. Palabras claves: licuefacción.</text:p>
          </table:table-cell>
          <table:table-cell table:style-name="ce18" office:value-type="string">
            <text:p>Momentary behaviour as when granular soil is saturated by water, losing its capacity to bear weight. In spite of being a secondary phenomenon or caused by an –earthquake-, it has been included here as a cause of loss or damage in many inhabited areas, coastal as well as continental. Key words: liquefaction</text:p>
          </table:table-cell>
          <table:table-cell table:style-name="ce20" office:value-type="string">
            <text:p>Comportement momentané d’un sol granulaire saturé en eau qui perd sa capacité à supporter des charges. Bien qu’il s’agisse d’un phénomène secondaire ou causé par un –séisme-, il a été inclus ici comme une cause de pertes et de dommages dans de nombreuses zones habitées, à la fois maritimes et continentales. Mots clés : Liquéfaction.</text:p>
          </table:table-cell>
          <table:table-cell table:style-name="ce18" office:value-type="string">
            <text:p>Momentary behaviour as when granular soil is saturated by water, losing its capacity to bear weight. In spite of being a secondary phenomenon or caused by an –earthquake-, it has been included here as a cause of loss or damage in many inhabited areas, coastal as well as continental. Key words: liquefaction</text:p>
          </table:table-cell>
          <table:table-cell table:number-columns-repeated="243"/>
        </table:table-row>
        <table:table-row table:style-name="ro10">
          <table:table-cell office:value-type="string">
            <text:p>COASTLINE</text:p>
          </table:table-cell>
          <table:table-cell office:value-type="string">
            <text:p>579D1C</text:p>
          </table:table-cell>
          <table:table-cell office:value-type="string">
            <text:p>LITORAL;SHORE EROSION</text:p>
          </table:table-cell>
          <table:table-cell office:value-type="string">
            <text:p>2007-11-21 00:00:00</text:p>
          </table:table-cell>
          <table:table-cell table:formula="of:=[.$E$2]" office:value-type="date" office:date-value="2008-01-01">
            <text:p>2008-01-01 00:00:00</text:p>
          </table:table-cell>
          <table:table-cell office:value-type="string">
            <text:p>Cambio línea de costa</text:p>
          </table:table-cell>
          <table:table-cell table:style-name="ce7" office:value-type="string">
            <text:p>Change in coastline</text:p>
          </table:table-cell>
          <table:table-cell table:style-name="ce9" office:value-type="string">
            <text:p>Modification de la ligne côtière</text:p>
          </table:table-cell>
          <table:table-cell table:style-name="ce7" office:value-type="string">
            <text:p>Mudança no litoral</text:p>
          </table:table-cell>
          <table:table-cell table:style-name="ce14" office:value-type="string">
            <text:p>Variación de la línea costera y/o de las zonas marítimas próximas a la costa. Incluye formación y destrucción de islas, playas y barras de arena, erosión de acantilados, con efectos sobre poblaciones, sobre la navegación, etc. </text:p>
          </table:table-cell>
          <table:table-cell table:style-name="ce7" office:value-type="string">
            <text:p>Variation in the coastline and/or maritime areas near the coast. Includes the formation and destruction of islands, beaches and sand-dunes, erosion of cliffs, with effects on population, on navigation, etc.</text:p>
          </table:table-cell>
          <table:table-cell table:style-name="ce25" office:value-type="string">
            <text:p>Modification de la ligne côtière et/ou des zones maritimes proches de la côte, comprenant la formation ou la destruction d'îles, de plages et de bancs de sable, l'érosion de falaises ayant des effets sur les populations, la navigation, etc. </text:p>
          </table:table-cell>
          <table:table-cell table:style-name="ce7" office:value-type="string">
            <text:p>Variation in the coastline and/or maritime areas near the coast. Includes the formation and destruction of islands, beaches and sand-dunes, erosion of cliffs, with effects on population, on navigation, etc.</text:p>
          </table:table-cell>
          <table:table-cell table:number-columns-repeated="243"/>
        </table:table-row>
        <table:table-row table:style-name="ro3">
          <table:table-cell office:value-type="string">
            <text:p>RAIN</text:p>
          </table:table-cell>
          <table:table-cell office:value-type="string">
            <text:p>0084D1</text:p>
          </table:table-cell>
          <table:table-cell office:value-type="string">
            <text:p>INTENSA LLUVIA;RAINS;CHUVAS;HEAVY RAINS</text:p>
          </table:table-cell>
          <table:table-cell office:value-type="string">
            <text:p>2007-11-21 00:00:00</text:p>
          </table:table-cell>
          <table:table-cell table:formula="of:=[.$E$2]" office:value-type="date" office:date-value="2008-01-01">
            <text:p>2008-01-01 00:00:00</text:p>
          </table:table-cell>
          <table:table-cell office:value-type="string">
            <text:p>Lluvias</text:p>
          </table:table-cell>
          <table:table-cell table:style-name="ce7" office:value-type="string">
            <text:p>Rainfall</text:p>
          </table:table-cell>
          <table:table-cell table:style-name="ce9" office:value-type="string">
            <text:p>Pluies</text:p>
          </table:table-cell>
          <table:table-cell table:style-name="ce7" office:value-type="string">
            <text:p>Pluviosidade</text:p>
          </table:table-cell>
          <table:table-cell office:value-type="string">
            <text:p>Precipitación pluvial. Incluye lluvias puntuales, persistentes o torrenciales en una región específica, así como períodos largos de precipitaciones. Palabras claves: aguacero, chaparrón, chubasco, diluvio, páramo (llovizna persistente cuando desemboca en desastres, por ejemplo en regiones áridas o semiáridas), turbonada.</text:p>
          </table:table-cell>
          <table:table-cell table:style-name="ce18" office:value-type="string">
            <text:p>Pluvial precipitation. Includes isolated, persistent or torrential rainfall in a specific region, as well as longer periods of rainfall. Key words: storm, deluge, cloudburst, downpour, showers (persistent drizzle when resulting in disasters, for example, in arid or semi-arid regions), squall.</text:p>
          </table:table-cell>
          <table:table-cell table:style-name="ce20" office:value-type="string">
            <text:p>Précipitation pluviale. Cela comprend des pluies ponctuelles, persistantes ou torrentielles dans une région spécifique, ainsi que de longues périodes de précipitations. Mots clés: ondée, averse, averse orageuse, déluge, «páramo» (pluie persistante lorsqu’elle conduit à un désastre, par exemple dans des régions arides ou semi-arides), grain.</text:p>
          </table:table-cell>
          <table:table-cell table:style-name="ce18" office:value-type="string">
            <text:p>Pluvial precipitation. Includes isolated, persistent or torrential rainfall in a specific region, as well as longer periods of rainfall. Key words: storm, deluge, cloudburst, downpour, showers (persistent drizzle when resulting in disasters, for example, in arid or semi-arid regions), squall.</text:p>
          </table:table-cell>
          <table:table-cell table:number-columns-repeated="243"/>
        </table:table-row>
        <table:table-row table:style-name="ro4">
          <table:table-cell office:value-type="string">
            <text:p>SURGE</text:p>
          </table:table-cell>
          <table:table-cell office:value-type="string">
            <text:p>006B6B</text:p>
          </table:table-cell>
          <table:table-cell office:value-type="string">
            <text:p>PENETRACION MAR;MARÉ ALTA;TIDAL WAVE;HIGH TIDE</text:p>
          </table:table-cell>
          <table:table-cell office:value-type="string">
            <text:p>2007-11-21 00:00:00</text:p>
          </table:table-cell>
          <table:table-cell table:formula="of:=[.$E$2]" office:value-type="date" office:date-value="2008-01-01">
            <text:p>2008-01-01 00:00:00</text:p>
          </table:table-cell>
          <table:table-cell office:value-type="string">
            <text:p>Marejada</text:p>
          </table:table-cell>
          <table:table-cell table:style-name="ce7" office:value-type="string">
            <text:p>Storm surge</text:p>
          </table:table-cell>
          <table:table-cell table:style-name="ce9" office:value-type="string">
            <text:p>Houle</text:p>
          </table:table-cell>
          <table:table-cell table:style-name="ce7" office:value-type="string">
            <text:p>Storm aumento súbito</text:p>
          </table:table-cell>
          <table:table-cell table:style-name="ce14" office:value-type="string">
            <text:p>Llegada de grandes olas al litoral, causados por huracanes, vendavales, tempestades; por coincidencia entre la dirección de los vientos y períodos de marea alta o por aumentos del nivel medio del mar durante el fenómeno El Niño. En algunos lugares se llama -creciente- o -puja- a la subida de las mareas hasta los niveles máximos quincenales y -cordonazo- a los máximos anuales. Excluye los reportes asociados con tsunami o maremoto. Palabras claves: creciente, puja, cordonazo, maretazo, mareta.</text:p>
          </table:table-cell>
          <table:table-cell table:style-name="ce18" office:value-type="string">
            <text:p>Massive waves along the coast, caused by hurricanes, gales, storms; convergence the direction of winds and periods of high tide, or by increases in sea level due to the phenomenon El Niño. In some areas the rising of sea levels to maximum fortnightly heights is known as –flood tide- and – spring tide– applies to yearly maximums. Key words: flood tide, storm tide, swell.</text:p>
          </table:table-cell>
          <table:table-cell table:style-name="ce22" office:value-type="string">
            <text:p>Arrivée de grandes vagues sur le littoral causées par des ouragans, des vents de tempêtes, des tempêtes suite à une coïncidence des vents et des périodes de marée haute, ou à des augmentations du niveau moyen de la mer durant le phénomène du Niño. A certains endroits, on appelle –crue- ou montée des eaux- la montée des marées jusqu’à des niveaux maximum quinquennaux et –tempêtes d’équinoxe- aux maximaux annuels. Cela exclut les rapports associés au tsunami ou au raz-de-marée. Mots clés: crue, montée des eaux, marée d’équinoxe, coups de houle, houle.</text:p>
          </table:table-cell>
          <table:table-cell table:style-name="ce18" office:value-type="string">
            <text:p>Massive waves along the coast, caused by hurricanes, gales, storms; convergence the direction of winds and periods of high tide, or by increases in sea level due to the phenomenon El Niño. In some areas the rising of sea levels to maximum fortnightly heights is known as –flood tide- and – spring tide– applies to yearly maximums. Key words: flood tide, storm tide, swell.</text:p>
          </table:table-cell>
          <table:table-cell table:number-columns-repeated="243"/>
        </table:table-row>
        <table:table-row table:style-name="ro3">
          <table:table-cell office:value-type="string">
            <text:p>FOG</text:p>
          </table:table-cell>
          <table:table-cell office:value-type="string">
            <text:p>E6E6FF</text:p>
          </table:table-cell>
          <table:table-cell office:value-type="string">
            <text:p>NÉVOA</text:p>
          </table:table-cell>
          <table:table-cell office:value-type="string">
            <text:p>2007-11-21 00:00:00</text:p>
          </table:table-cell>
          <table:table-cell table:formula="of:=[.$E$2]" office:value-type="date" office:date-value="2008-01-01">
            <text:p>2008-01-01 00:00:00</text:p>
          </table:table-cell>
          <table:table-cell office:value-type="string">
            <text:p>Neblina</text:p>
          </table:table-cell>
          <table:table-cell table:style-name="ce7" office:value-type="string">
            <text:p>Fog</text:p>
          </table:table-cell>
          <table:table-cell table:style-name="ce9" office:value-type="string">
            <text:p>Brouillard</text:p>
          </table:table-cell>
          <table:table-cell table:style-name="ce7" office:value-type="string">
            <text:p>Nevoeiro</text:p>
          </table:table-cell>
          <table:table-cell table:style-name="ce14" office:value-type="string">
            <text:p>Masas de nubes que descienden hasta o se generan desde la superficie terrestre y que implican efectos sobre el transporte o cualquier otra actividad, por disminución de la visibilidad. Excluye falta de visibilidad por contaminación generada por polución, así sea generada por incendios de cualquier tipo. Palabras claves: Niebla.</text:p>
          </table:table-cell>
          <table:table-cell table:style-name="ce18" office:value-type="string">
            <text:p>Cloud banks which descend to or rise from the earth surface and which imply effects on transport or other activities, due to loss of visibility. This term excludes loss of visibility due to contamination generated by pollution, including fires of any type. Key words: mist.</text:p>
          </table:table-cell>
          <table:table-cell table:style-name="ce22" office:value-type="string">
            <text:p>Masse de nuages qui descend au sol ou qui apparaît sur celui-ci, provoquant des effets sur le transport ou sur toute autre activité du fait de la perte de visibilité qu’elle provoque. Le manque de visibilité dû à la pollution en est exclu, même s’il est dû à des incendies, quels qu’ils soient. Mots clés: Brouillard</text:p>
          </table:table-cell>
          <table:table-cell table:style-name="ce18" office:value-type="string">
            <text:p>Cloud banks which descend to or rise from the earth surface and which imply effects on transport or other activities, due to loss of visibility. This term excludes loss of visibility due to contamination generated by pollution, including fires of any type. Key words: mist.</text:p>
          </table:table-cell>
          <table:table-cell table:number-columns-repeated="243"/>
        </table:table-row>
        <table:table-row table:style-name="ro11">
          <table:table-cell office:value-type="string">
            <text:p>SNOWSTORM</text:p>
          </table:table-cell>
          <table:table-cell office:value-type="string">
            <text:p>CCFFFF</text:p>
          </table:table-cell>
          <table:table-cell office:value-type="string">
            <text:p>SNOW STORM;</text:p>
          </table:table-cell>
          <table:table-cell office:value-type="string">
            <text:p>2007-11-21 00:00:00</text:p>
          </table:table-cell>
          <table:table-cell table:formula="of:=[.$E$2]" office:value-type="date" office:date-value="2008-01-01">
            <text:p>2008-01-01 00:00:00</text:p>
          </table:table-cell>
          <table:table-cell office:value-type="string">
            <text:p>Nevada</text:p>
          </table:table-cell>
          <table:table-cell table:style-name="ce7" office:value-type="string">
            <text:p>Snowfall</text:p>
          </table:table-cell>
          <table:table-cell table:style-name="ce9" office:value-type="string">
            <text:p>Chute de neige</text:p>
          </table:table-cell>
          <table:table-cell table:style-name="ce7" office:value-type="string">
            <text:p>Neve</text:p>
          </table:table-cell>
          <table:table-cell table:style-name="ce14" office:value-type="string">
            <text:p>Caída y acumulación de nieve. Palabras claves: nieve.</text:p>
          </table:table-cell>
          <table:table-cell table:style-name="ce18" office:value-type="string">
            <text:p>Fall and accumulation of snow. Key words: snow.</text:p>
          </table:table-cell>
          <table:table-cell table:style-name="ce25" office:value-type="string">
            <text:p>Chute et accumulation de neige. Mots clés: neige.</text:p>
          </table:table-cell>
          <table:table-cell table:style-name="ce18" office:value-type="string">
            <text:p>Fall and accumulation of snow. Key words: snow.</text:p>
          </table:table-cell>
          <table:table-cell table:number-columns-repeated="243"/>
        </table:table-row>
        <table:table-row table:style-name="ro8">
          <table:table-cell office:value-type="string">
            <text:p>HEATWAVE</text:p>
          </table:table-cell>
          <table:table-cell office:value-type="string">
            <text:p>FF950E</text:p>
          </table:table-cell>
          <table:table-cell office:value-type="string">
            <text:p>HEAT WAVE; ONDA CALOR</text:p>
          </table:table-cell>
          <table:table-cell office:value-type="string">
            <text:p>2007-11-21 00:00:00</text:p>
          </table:table-cell>
          <table:table-cell table:formula="of:=[.$E$2]" office:value-type="date" office:date-value="2008-01-01">
            <text:p>2008-01-01 00:00:00</text:p>
          </table:table-cell>
          <table:table-cell office:value-type="string">
            <text:p>Ola de calor</text:p>
          </table:table-cell>
          <table:table-cell table:style-name="ce7" office:value-type="string">
            <text:p>Heatwave</text:p>
          </table:table-cell>
          <table:table-cell table:style-name="ce9" office:value-type="string">
            <text:p>Vague de chaleur</text:p>
          </table:table-cell>
          <table:table-cell table:style-name="ce7" office:value-type="string">
            <text:p>Heatwave</text:p>
          </table:table-cell>
          <table:table-cell table:style-name="ce14" office:value-type="string">
            <text:p>Aumento de la temperatura en una región con efectos sobre poblaciones humanas, cultivos, bienes y servicios.</text:p>
          </table:table-cell>
          <table:table-cell table:style-name="ce18" office:value-type="string">
            <text:p>Increase in temperature in a region which affects people, crops, goods and services.</text:p>
          </table:table-cell>
          <table:table-cell table:style-name="ce25" office:value-type="string">
            <text:p>Hausse des températures dans une région ayant des effets sur les populations humaines, les cultures, les biens et les services.</text:p>
          </table:table-cell>
          <table:table-cell table:style-name="ce18" office:value-type="string">
            <text:p>Increase in temperature in a region which affects people, crops, goods and services.</text:p>
          </table:table-cell>
          <table:table-cell table:number-columns-repeated="243"/>
        </table:table-row>
        <table:table-row table:style-name="ro2">
          <table:table-cell office:value-type="string">
            <text:p>PANIC</text:p>
          </table:table-cell>
          <table:table-cell office:value-type="string">
            <text:p>FFD320</text:p>
          </table:table-cell>
          <table:table-cell office:value-type="string">
            <text:p>PANICO;PÂNICO</text:p>
          </table:table-cell>
          <table:table-cell office:value-type="string">
            <text:p>2007-11-21 00:00:00</text:p>
          </table:table-cell>
          <table:table-cell table:formula="of:=[.$E$2]" office:value-type="date" office:date-value="2008-01-01">
            <text:p>2008-01-01 00:00:00</text:p>
          </table:table-cell>
          <table:table-cell office:value-type="string">
            <text:p>Pánico</text:p>
          </table:table-cell>
          <table:table-cell table:style-name="ce7" office:value-type="string">
            <text:p>Panic</text:p>
          </table:table-cell>
          <table:table-cell table:style-name="ce9" office:value-type="string">
            <text:p>Panique</text:p>
          </table:table-cell>
          <table:table-cell table:style-name="ce7" office:value-type="string">
            <text:p>Panic</text:p>
          </table:table-cell>
          <table:table-cell table:style-name="ce14" office:value-type="string">
            <text:p>Pánico o histeria colectiva en eventos masivos (estadios, salas de cine, etc.) que conduce a muertes, heridos y/o destrozos materiales. Cuando el pánico ha sido inducido por fenómenos naturales (p.e. sismos, deslizamientos, inundaciones, etc.) se reportará como efecto de ellos, siempre que hayan daños o efectos asociados. </text:p>
          </table:table-cell>
          <table:table-cell table:style-name="ce18" office:value-type="string">
            <text:p>Panic or collective hysteria in mass events (stadiums, cinema halls, etc) which leads to death, injury and/or destroyed materials. When the panic is induced by natural phenomena (eg. earthquakes, landslides, floods, etc) it will be reported as effects of these events, always assuming there is damage or associated effects.</text:p>
          </table:table-cell>
          <table:table-cell table:style-name="ce22" office:value-type="string">
            <text:p>Panique ou hystérie collective dans des lieux où se produisent des évènements publics de masse (stades, salles de cinéma, etc.) et provoquant des morts, des blessés et/ou des dégâts matériels. Lorsque la panique a été induite par des phénomènes naturels (par ex. des séismes, des glissements de terrain, des inondations, etc.), elle sera rapportée comme étant une conséquence de ceux-ci, à condition qu’il y ait des dommages et des effets associés.</text:p>
          </table:table-cell>
          <table:table-cell table:style-name="ce18" office:value-type="string">
            <text:p>Panic or collective hysteria in mass events (stadiums, cinema halls, etc) which leads to death, injury and/or destroyed materials. When the panic is induced by natural phenomena (eg. earthquakes, landslides, floods, etc) it will be reported as effects of these events, always assuming there is damage or associated effects.</text:p>
          </table:table-cell>
          <table:table-cell table:number-columns-repeated="243"/>
        </table:table-row>
        <table:table-row table:style-name="ro10">
          <table:table-cell office:value-type="string">
            <text:p>PLAGUE</text:p>
          </table:table-cell>
          <table:table-cell office:value-type="string">
            <text:p>94BD5E</text:p>
          </table:table-cell>
          <table:table-cell office:value-type="string">
            <text:p>PESTE</text:p>
          </table:table-cell>
          <table:table-cell office:value-type="string">
            <text:p>2007-11-21 00:00:00</text:p>
          </table:table-cell>
          <table:table-cell table:formula="of:=[.$E$2]" office:value-type="date" office:date-value="2008-01-01">
            <text:p>2008-01-01 00:00:00</text:p>
          </table:table-cell>
          <table:table-cell office:value-type="string">
            <text:p>Plaga</text:p>
          </table:table-cell>
          <table:table-cell table:style-name="ce7" office:value-type="string">
            <text:p>Plagues</text:p>
          </table:table-cell>
          <table:table-cell table:style-name="ce9" office:value-type="string">
            <text:p>Fléau</text:p>
          </table:table-cell>
          <table:table-cell table:style-name="ce7" office:value-type="string">
            <text:p>Pragas</text:p>
          </table:table-cell>
          <table:table-cell table:style-name="ce14" office:value-type="string">
            <text:p>Proliferación de organismos que afectan a comunidades, a la agricultura, a la ganadería o a bienes perecederos almacenados. Por ejemplo: ratas, langostas, abejas africanizadas, etc.</text:p>
          </table:table-cell>
          <table:table-cell table:style-name="ce18" office:value-type="string">
            <text:p>Proliferation of organisms which affect communities, agriculture, livestock or fishing goods. For example: rats, locusts, African bees, etc. </text:p>
          </table:table-cell>
          <table:table-cell table:style-name="ce25" office:value-type="string">
            <text:p>Prolifération d'organismes affectant des communautés, l'agriculture, l'élevage ou des biens périssables stockés Par exemple: les rats, les sauterelles, les abeilles africaines, etc.</text:p>
          </table:table-cell>
          <table:table-cell table:style-name="ce18" office:value-type="string">
            <text:p>Proliferation of organisms which affect communities, agriculture, livestock or fishing goods. For example: rats, locusts, African bees, etc. </text:p>
          </table:table-cell>
          <table:table-cell table:number-columns-repeated="243"/>
        </table:table-row>
        <table:table-row table:style-name="ro10">
          <table:table-cell office:value-type="string">
            <text:p>SEDIMENTATION</text:p>
          </table:table-cell>
          <table:table-cell office:value-type="string">
            <text:p>996633</text:p>
          </table:table-cell>
          <table:table-cell office:value-type="string">
            <text:p>SEDIMENTACION</text:p>
          </table:table-cell>
          <table:table-cell office:value-type="string">
            <text:p>2007-11-21 00:00:00</text:p>
          </table:table-cell>
          <table:table-cell table:formula="of:=[.$E$2]" office:value-type="date" office:date-value="2008-01-01">
            <text:p>2008-01-01 00:00:00</text:p>
          </table:table-cell>
          <table:table-cell office:value-type="string">
            <text:p>Sedimentación</text:p>
          </table:table-cell>
          <table:table-cell table:style-name="ce7" office:value-type="string">
            <text:p>Sedimentation</text:p>
          </table:table-cell>
          <table:table-cell table:style-name="ce9" office:value-type="string">
            <text:p>Sédimentation</text:p>
          </table:table-cell>
          <table:table-cell table:style-name="ce7" office:value-type="string">
            <text:p>Sedimentação</text:p>
          </table:table-cell>
          <table:table-cell office:value-type="string">
            <text:p>Depositación de material sólido producido por movimientos de masa en laderas por erosión superficial, en cauces de ríos, por inundaciones, avenidas torrenciales, aludes, marejadas o tsunami.</text:p>
          </table:table-cell>
          <table:table-cell table:style-name="ce18" office:value-type="string">
            <text:p>Deposits of solid material produced by mass movement of hillside due to superficial erosion, along riverbanks, by flood, flash flood, torrential flow of water, avalanche, tidal surges, or tsunami.</text:p>
          </table:table-cell>
          <table:table-cell table:style-name="ce21" office:value-type="string">
            <text:p>Dépôt de matériaux solides produit par des mouvements de masse sur des coteaux suite à une érosion superficielle, dans les lits des fleuves et des rivières, par des inondations, des crues torrentielles, des avalanches, la houle ou le tsunami.</text:p>
          </table:table-cell>
          <table:table-cell table:style-name="ce18" office:value-type="string">
            <text:p>Deposits of solid material produced by mass movement of hillside due to superficial erosion, along riverbanks, by flood, flash flood, torrential flow of water, avalanche, tidal surges, or tsunami.</text:p>
          </table:table-cell>
          <table:table-cell table:number-columns-repeated="243"/>
        </table:table-row>
        <table:table-row table:style-name="ro12">
          <table:table-cell office:value-type="string">
            <text:p>DROUGHT</text:p>
          </table:table-cell>
          <table:table-cell office:value-type="string">
            <text:p>FFD320</text:p>
          </table:table-cell>
          <table:table-cell office:value-type="string">
            <text:p>SEQUIA;SECA</text:p>
          </table:table-cell>
          <table:table-cell office:value-type="string">
            <text:p>2007-11-21 00:00:00</text:p>
          </table:table-cell>
          <table:table-cell table:formula="of:=[.$E$2]" office:value-type="date" office:date-value="2008-01-01">
            <text:p>2008-01-01 00:00:00</text:p>
          </table:table-cell>
          <table:table-cell office:value-type="string">
            <text:p>Sequía</text:p>
          </table:table-cell>
          <table:table-cell table:style-name="ce7" office:value-type="string">
            <text:p>Drought</text:p>
          </table:table-cell>
          <table:table-cell table:style-name="ce9" office:value-type="string">
            <text:p>Sécheresse</text:p>
          </table:table-cell>
          <table:table-cell table:style-name="ce7" office:value-type="string">
            <text:p>Seca</text:p>
          </table:table-cell>
          <table:table-cell table:style-name="ce14" office:value-type="string">
            <text:p>Temporada seca, sin lluvias, o con déficit de lluvias. En general se trata de períodos prolongados (meses, años, incluso decenios), que pueden ocurrir en áreas continentales restringidas o a escalas regionales. Excluye -Ola de calor- aunque una -Ola de calor- puede ocurrir durante un periodo de -Sequía-.</text:p>
          </table:table-cell>
          <table:table-cell table:style-name="ce18" office:value-type="string">
            <text:p>Period of dryness, without rainfall or insufficient rainfall. Generally it refers to prolonged periods (months, years or even decades) which may occur in restricted continental areas or in regional steppes escalas<text:span text:style-name="T4"> </text:span><text:span text:style-name="T5">. Excludes – Heatwave – </text:span><text:span text:style-name="T5">although a –Heatwave- may occur during a period of </text:span><text:span text:style-name="T5">drought. </text:span></text:p>
          </table:table-cell>
          <table:table-cell table:style-name="ce22" office:value-type="string">
            <text:p>Période sèche, sans pluies ou présentant un déficit en pluies. En général, il s’agit de périodes prolongées (mois, années, y compris décennies) qui peuvent se produire dans des zones continentales restreintes ou à l’échelle régionale. On en exclut la –Vague de chaleur-, bien qu’une -vague de chaleur- puisse se produire durant une période de -Sécheresse-.</text:p>
          </table:table-cell>
          <table:table-cell table:style-name="ce18" office:value-type="string">
            <text:p>Period of dryness, without rainfall or insufficient rainfall. Generally it refers to prolonged periods (months, years or even decades) which may occur in restricted continental areas or in regional steppes escalas<text:span text:style-name="T4"> </text:span><text:span text:style-name="T5">. Excludes – Heatwave – </text:span><text:span text:style-name="T5">although a –Heatwave- may occur during a period of </text:span><text:span text:style-name="T5">drought. </text:span></text:p>
          </table:table-cell>
          <table:table-cell table:number-columns-repeated="243"/>
        </table:table-row>
        <table:table-row table:style-name="ro10">
          <table:table-cell office:value-type="string">
            <text:p>EARTHQUAKE</text:p>
          </table:table-cell>
          <table:table-cell office:value-type="string">
            <text:p>C5000B</text:p>
          </table:table-cell>
          <table:table-cell office:value-type="string">
            <text:p>TEMBLOR;TERREMOTO</text:p>
          </table:table-cell>
          <table:table-cell office:value-type="string">
            <text:p>2007-11-21 00:00:00</text:p>
          </table:table-cell>
          <table:table-cell table:formula="of:=[.$E$2]" office:value-type="date" office:date-value="2008-01-01">
            <text:p>2008-01-01 00:00:00</text:p>
          </table:table-cell>
          <table:table-cell office:value-type="string">
            <text:p>Sismo</text:p>
          </table:table-cell>
          <table:table-cell table:style-name="ce7" office:value-type="string">
            <text:p>Earthquake</text:p>
          </table:table-cell>
          <table:table-cell table:style-name="ce9" office:value-type="string">
            <text:p>Séisme</text:p>
          </table:table-cell>
          <table:table-cell table:style-name="ce7" office:value-type="string">
            <text:p>Terremoto</text:p>
          </table:table-cell>
          <table:table-cell office:value-type="string">
            <text:p>Se denomina sismo o terremoto a las sacudidas bruscas del terreno causadas por el movimiento de las placas tectónicas. Palabras claves: terremoto, movimiento telúrico, temblor, terremoto, tremor, seismo.</text:p>
          </table:table-cell>
          <table:table-cell table:style-name="ce18" office:value-type="string">
            <text:p>An earthquake or a quake is the abrupt shaking of the earth caused by movement of tectonic plates. Key words: tremor, quake, upheaval, seismic movement.</text:p>
          </table:table-cell>
          <table:table-cell table:style-name="ce21" office:value-type="string">
            <text:p>On appelle séisme ou tremblement de terre les brusques secousses de la terre causées par le mouvement des plaques tectoniques. Mots clés: tremblement de terre, mouvement tellurique, tremblement, tremblement de terre, séisme.</text:p>
          </table:table-cell>
          <table:table-cell table:style-name="ce18" office:value-type="string">
            <text:p>An earthquake or a quake is the abrupt shaking of the earth caused by movement of tectonic plates. Key words: tremor, quake, upheaval, seismic movement.</text:p>
          </table:table-cell>
          <table:table-cell table:number-columns-repeated="243"/>
        </table:table-row>
        <table:table-row table:style-name="ro5">
          <table:table-cell office:value-type="string">
            <text:p>STORM</text:p>
          </table:table-cell>
          <table:table-cell office:value-type="string">
            <text:p>280099</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Tempestad</text:p>
          </table:table-cell>
          <table:table-cell table:style-name="ce7" office:value-type="string">
            <text:p>Storm</text:p>
          </table:table-cell>
          <table:table-cell table:style-name="ce9" office:value-type="string">
            <text:p>Tempête</text:p>
          </table:table-cell>
          <table:table-cell table:style-name="ce7" office:value-type="string">
            <text:p>Storm</text:p>
          </table:table-cell>
          <table:table-cell table:style-name="ce14" office:value-type="string">
            <text:p>Lluvia acompañada de vientos fuertes y/o de descargas eléctricas (rayos, relámpagos). En general y también en razón de connotaciones regionales, puede no ser posible diferenciar entre -tempestad- y -vendaval-. Palabras claves: tormenta.</text:p>
          </table:table-cell>
          <table:table-cell table:style-name="ce7" office:value-type="string">
            <text:p>Rainfall accompanied by strong winds and/or electrical discharge (lightning flashes). <text:s/>Generally and also due to regional connotations it may be impossible to distinguish between a – storm- and a –gale-. Key words: tempest.</text:p>
          </table:table-cell>
          <table:table-cell table:style-name="ce25" office:value-type="string">
            <text:p>Pluie accompagnée de vents forts et/ou de décharges électriques (foudre, éclairs). En général, et également en raison de connotations régionales, il est possible de ne pas pouvoir faire la différence entre -tempête- et -coup de vent-. Mots clés: orage.</text:p>
          </table:table-cell>
          <table:table-cell table:style-name="ce7" office:value-type="string">
            <text:p>Rainfall accompanied by strong winds and/or electrical discharge (lightning flashes). <text:s/>Generally and also due to regional connotations it may be impossible to distinguish between a – storm- and a –gale-. Key words: tempest.</text:p>
          </table:table-cell>
          <table:table-cell table:number-columns-repeated="243"/>
        </table:table-row>
        <table:table-row table:style-name="ro3">
          <table:table-cell office:value-type="string">
            <text:p>ELECTRICSTORM</text:p>
          </table:table-cell>
          <table:table-cell office:value-type="string">
            <text:p>4B1F0B</text:p>
          </table:table-cell>
          <table:table-cell office:value-type="string">
            <text:p>TORMENTA E.;THUNDERSTORM;TROVOADA;DESCARGA ELECTRICA;LIGHTNING;ELECTRIC STORM;LIGHTING</text:p>
          </table:table-cell>
          <table:table-cell office:value-type="string">
            <text:p>2007-11-21 00:00:00</text:p>
          </table:table-cell>
          <table:table-cell table:formula="of:=[.$E$2]" office:value-type="date" office:date-value="2008-01-01">
            <text:p>2008-01-01 00:00:00</text:p>
          </table:table-cell>
          <table:table-cell office:value-type="string">
            <text:p>Tormenta eléctrica</text:p>
          </table:table-cell>
          <table:table-cell table:style-name="ce7" office:value-type="string">
            <text:p>Electrical storm</text:p>
          </table:table-cell>
          <table:table-cell table:style-name="ce9" office:value-type="string">
            <text:p>Orage</text:p>
          </table:table-cell>
          <table:table-cell table:style-name="ce7" office:value-type="string">
            <text:p>Tempestades elétricas</text:p>
          </table:table-cell>
          <table:table-cell table:style-name="ce15" office:value-type="string">
            <text:p>Concentración de descargas estáticas atmosféricas (rayos), con efectos sobre humanos, animales y bienes domésticos, infraestructura (por ejemplo sobre redes eléctricas, conduciendo a apagones), o sobre la industria. Se diferencia de -Tempestad- en que no está acompañada de lluvias y vientos fuertes.</text:p>
          </table:table-cell>
          <table:table-cell table:style-name="ce18" office:value-type="string">
            <text:p>Concentration of atmospheric electrical discharge (lightning) with effects on people, animals and domestic goods, infrastructure (for example, on electrical networks resulting in power cuts), or industry. This term is distinct from –storm- in that it is not accompanied by rain and strong winds.</text:p>
          </table:table-cell>
          <table:table-cell table:style-name="ce20" office:value-type="string">
            <text:p>Concentration de décharges statiques atmosphériques (foudre), ayant des effets sur les hommes, les animaux et les biens domestiques, les infrastructures (par exemple sur les réseaux électriques, provoquant des pannes de courant), ou sur l’industrie. Il se différencie de la –tempête- en ce qu’il n’est pas accompagné de pluies et de vents forts. </text:p>
          </table:table-cell>
          <table:table-cell table:style-name="ce18" office:value-type="string">
            <text:p>Concentration of atmospheric electrical discharge (lightning) with effects on people, animals and domestic goods, infrastructure (for example, on electrical networks resulting in power cuts), or industry. This term is distinct from –storm- in that it is not accompanied by rain and strong winds.</text:p>
          </table:table-cell>
          <table:table-cell table:number-columns-repeated="243"/>
        </table:table-row>
        <table:table-row table:style-name="ro13">
          <table:table-cell office:value-type="string">
            <text:p>TORNADO</text:p>
          </table:table-cell>
          <table:table-cell office:value-type="string">
            <text:p>CCCCFF</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Tornado</text:p>
          </table:table-cell>
          <table:table-cell table:style-name="ce7" office:value-type="string">
            <text:p>Tornado</text:p>
          </table:table-cell>
          <table:table-cell table:style-name="ce9" office:value-type="string">
            <text:p>Tornade</text:p>
          </table:table-cell>
          <table:table-cell table:style-name="ce7" office:value-type="string">
            <text:p>Tornado</text:p>
          </table:table-cell>
          <table:table-cell table:style-name="ce14" office:value-type="string">
            <text:p>Columna de vientos fuertes en remolino en forma de embudo que llega a la tierra desde nubes cúmulonimbus. Puede incluir lluvia, granizo y rayos. </text:p>
          </table:table-cell>
          <table:table-cell table:style-name="ce18" office:value-type="string">
            <text:p>A column of strong, spinning wind in the shape of a funnel which comes to the earth from cumulonimbus clouds. May include rain, hail and lightning.</text:p>
          </table:table-cell>
          <table:table-cell table:style-name="ce26" office:value-type="string">
            <text:p>Colonne de vents forts se déplaçant en tourbillon sous forme d'entonnoir qui s'abat sur terre depuis des nuages cumulonimbus. Peut inclure de la pluie, de la grêle et de <text:s/>la foudre. </text:p>
          </table:table-cell>
          <table:table-cell table:style-name="ce18" office:value-type="string">
            <text:p>A column of strong, spinning wind in the shape of a funnel which comes to the earth from cumulonimbus clouds. May include rain, hail and lightning.</text:p>
          </table:table-cell>
          <table:table-cell table:number-columns-repeated="243"/>
        </table:table-row>
        <table:table-row table:style-name="ro3">
          <table:table-cell office:value-type="string">
            <text:p>TSUNAMI</text:p>
          </table:table-cell>
          <table:table-cell office:value-type="string">
            <text:p>9966CC</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Tsunami</text:p>
          </table:table-cell>
          <table:table-cell table:style-name="ce7" office:value-type="string">
            <text:p>Tsunami</text:p>
          </table:table-cell>
          <table:table-cell table:style-name="ce9" office:value-type="string">
            <text:p>Tsunami</text:p>
          </table:table-cell>
          <table:table-cell table:style-name="ce7" office:value-type="string">
            <text:p>Tsunami</text:p>
          </table:table-cell>
          <table:table-cell table:style-name="ce14" office:value-type="string">
            <text:p>Aplicado a olas generadas por movimiento en el fondo del mar, generado por sismos, erupciones volcánicas o deslizamientos. Los términos marejada, maretazo, cordonazo o mareta, serán reportados como -Marejada-, si no corresponden a -Tsunami- en sentido estricto. Palabras claves: maremoto.</text:p>
          </table:table-cell>
          <table:table-cell table:style-name="ce18" office:value-type="string">
            <text:p>Applied to waves generated by movement at the bottom of the sea by earthquakes, volcanic eruptions or landslides. The terms –storm surge-, flood tide, surge, or swell will be reported as –storm surge- if they do not strictly correspond to a –Tsunami-.</text:p>
          </table:table-cell>
          <table:table-cell table:style-name="ce22" office:value-type="string">
            <text:p>Terme appliqué aux vagues produites par des mouvements au fond de la mer générés par des séismes, des éruptions volcaniques ou des glissements de terrain. Les termes de mer agitée, coup de houle, marée d’équinoxe ou houle seront reportés comme –mer agitée-, s’ils ne correspondent pas à –Tsunami- au sens strict du mot. Mots clés: Raz-de-marée.</text:p>
          </table:table-cell>
          <table:table-cell table:style-name="ce18" office:value-type="string">
            <text:p>Applied to waves generated by movement at the bottom of the sea by earthquakes, volcanic eruptions or landslides. The terms –storm surge-, flood tide, surge, or swell will be reported as –storm surge- if they do not strictly correspond to a –Tsunami-.</text:p>
          </table:table-cell>
          <table:table-cell table:number-columns-repeated="243"/>
        </table:table-row>
        <table:table-row table:style-name="ro5">
          <table:table-cell office:value-type="string">
            <text:p>STRONGWIND</text:p>
          </table:table-cell>
          <table:table-cell office:value-type="string">
            <text:p>9999FF</text:p>
          </table:table-cell>
          <table:table-cell office:value-type="string">
            <text:p>STRONG WIND;VENDAVAL;TEMPESTADE;STRONG WINDS</text:p>
          </table:table-cell>
          <table:table-cell office:value-type="string">
            <text:p>2007-11-21 00:00:00</text:p>
          </table:table-cell>
          <table:table-cell table:formula="of:=[.$E$2]" office:value-type="date" office:date-value="2008-01-01">
            <text:p>2008-01-01 00:00:00</text:p>
          </table:table-cell>
          <table:table-cell office:value-type="string">
            <text:p>Vendaval</text:p>
          </table:table-cell>
          <table:table-cell table:style-name="ce7" office:value-type="string">
            <text:p>Gale</text:p>
          </table:table-cell>
          <table:table-cell table:style-name="ce9" office:value-type="string">
            <text:p>Coup de vent</text:p>
          </table:table-cell>
          <table:table-cell table:style-name="ce7" office:value-type="string">
            <text:p>Gale</text:p>
          </table:table-cell>
          <table:table-cell table:style-name="ce14" office:value-type="string">
            <text:p>Perturbación atmosférica que genera vientos fuertes y destructivos, generalmente sin lluvia. Excluye -Tornado- y Ciclón. Palabras claves: temporal, vientos huracanados, torbellinos, borrasca, viento fuerte, ventisca, tromba, ráfaga, racha.</text:p>
          </table:table-cell>
          <table:table-cell table:style-name="ce18" office:value-type="string">
            <text:p>Atmospheric disturbance which generates strong, destructive winds, normally without rain. Excludes –Tornado- and –Cyclone- Key words: wind, strong wind, hurricane-force winds, whirlwind, squall, blizzard, typhoon, gust. <text:s text:c="4"/></text:p>
          </table:table-cell>
          <table:table-cell table:style-name="ce25" office:value-type="string">
            <text:p>Perturbation atmospérique entraînant des vents forts et destructifs, généralement sans pluie. Exclut la -Tornade- et le Cyclone. Mots clés: tempête, vent violent, tourbillon, bourrasque, vent fort, bourrasque de neige, <text:s/>trombe, rafale de vent.</text:p>
          </table:table-cell>
          <table:table-cell table:style-name="ce18" office:value-type="string">
            <text:p>Atmospheric disturbance which generates strong, destructive winds, normally without rain. Excludes –Tornado- and –Cyclone- Key words: wind, strong wind, hurricane-force winds, whirlwind, squall, blizzard, typhoon, gust. <text:s text:c="4"/></text:p>
          </table:table-cell>
          <table:table-cell table:number-columns-repeated="243"/>
        </table:table-row>
        <table:table-row table:style-name="ro3">
          <table:table-cell office:value-type="string">
            <text:p>OTHER</text:p>
          </table:table-cell>
          <table:table-cell office:value-type="string">
            <text:p>000000</text:p>
          </table:table-cell>
          <table:table-cell office:value-type="string">
            <text:p>OTRO;OTROS;OUTRO</text:p>
          </table:table-cell>
          <table:table-cell office:value-type="string">
            <text:p>2007-11-21 00:00:00</text:p>
          </table:table-cell>
          <table:table-cell table:formula="of:=[.$E$2]" office:value-type="date" office:date-value="2008-01-01">
            <text:p>2008-01-01 00:00:00</text:p>
          </table:table-cell>
          <table:table-cell office:value-type="string">
            <text:p>Otro</text:p>
          </table:table-cell>
          <table:table-cell table:style-name="ce7" office:value-type="string">
            <text:p>Other</text:p>
          </table:table-cell>
          <table:table-cell table:style-name="ce9" office:value-type="string">
            <text:p>Autre</text:p>
          </table:table-cell>
          <table:table-cell table:style-name="ce7" office:value-type="string">
            <text:p>Outro</text:p>
          </table:table-cell>
          <table:table-cell office:value-type="string">
            <text:p>Cuando el desastre no está relacionado con ninguno de los tipos de eventos anteriormente presentados. Antes de usar este tipo de evento agote las opciones de seleccionar alguno de los eventos de la lista, si el evento es recurrente en su inventario y no hay nada en la lista que le corresponda sugerimos crear un nuevo evento.</text:p>
          </table:table-cell>
          <table:table-cell table:style-name="ce7" office:value-type="string">
            <text:p>When the disaster is not related to any of the aforementioned terms. Before using this term to refer to an event, the possibility of using events already listed should be eliminated. If the event recurs in the inventory and there is nothing that covers this event in the list, we suggest creating a new event.</text:p>
          </table:table-cell>
          <table:table-cell table:style-name="ce20" office:value-type="string">
            <text:p>Lorsque le désastre ne correspond à aucun des types d’évènements cités ci-dessus. Avant d’utiliser ce type d’évènement, il faut épuiser toutes les options de sélectionner l’un des évènements de la liste. Si l’évènement est récurrent dans votre inventaire et qu’aucun terme ne lui correspond dans la liste, nous suggérons de créer un nouvel évènement.</text:p>
          </table:table-cell>
          <table:table-cell table:style-name="ce7" office:value-type="string">
            <text:p>When the disaster is not related to any of the aforementioned terms. Before using this term to refer to an event, the possibility of using events already listed should be eliminated. If the event recurs in the inventory and there is nothing that covers this event in the list, we suggest creating a new event.</text:p>
          </table:table-cell>
          <table:table-cell table:number-columns-repeated="243"/>
        </table:table-row>
        <table:table-row table:style-name="ro14" table:number-rows-repeated="65498">
          <table:table-cell table:number-columns-repeated="256"/>
        </table:table-row>
        <table:table-row table:style-name="ro14">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4921in"/>
      <style:text-properties style:font-name="Arial" fo:language="es" fo:country="CO" style:font-name-asian="Arial2" style:language-asian="en" style:country-asian="US" style:font-name-complex="Lucidasans" style:language-complex="en" style:country-complex="US"/>
    </style:default-style>
    <number:number-style style:name="N0">
      <number:number number:min-integer-digits="1"/>
    </number:number-style>
    <number:currency-style style:name="N117P0" style:volatile="true">
      <number:currency-symbol number:language="es" number:country="CO">$</number:currency-symbol>
      <number:number number:decimal-places="2" number:min-integer-digits="1" number:grouping="true"/>
    </number:currency-style>
    <number:currency-style style:name="N117">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17P0"/>
    </number:currency-style>
    <number:date-style style:name="N118">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number:number-style style:name="N120P0" style:volatile="true">
      <number:text>$ </number:text>
      <number:number number:decimal-places="0" number:min-integer-digits="1" number:grouping="true"/>
    </number:number-style>
    <number:number-style style:name="N120">
      <number:text>$ -</number:text>
      <number:number number:decimal-places="0" number:min-integer-digits="1" number:grouping="true"/>
      <style:map style:condition="value()&gt;=0" style:apply-style-name="N120P0"/>
    </number:number-style>
    <number:number-style style:name="N121P0" style:volatile="true">
      <number:text>$ </number:text>
      <number:number number:decimal-places="0" number:min-integer-digits="1" number:grouping="true"/>
    </number:number-style>
    <number:number-style style:name="N121">
      <style:text-properties fo:color="#ff0000"/>
      <number:text>$ -</number:text>
      <number:number number:decimal-places="0" number:min-integer-digits="1" number:grouping="true"/>
      <style:map style:condition="value()&gt;=0" style:apply-style-name="N121P0"/>
    </number:number-style>
    <number:number-style style:name="N123P0" style:volatile="true">
      <number:text>$ </number:text>
      <number:number number:decimal-places="2" number:min-integer-digits="1" number:grouping="true"/>
    </number:number-style>
    <number:number-style style:name="N123">
      <number:text>$ -</number:text>
      <number:number number:decimal-places="2" number:min-integer-digits="1" number:grouping="true"/>
      <style:map style:condition="value()&gt;=0" style:apply-style-name="N123P0"/>
    </number:number-style>
    <number:number-style style:name="N124P0" style:volatile="true">
      <number:text>$ </number:text>
      <number:number number:decimal-places="2" number:min-integer-digits="1" number:grouping="true"/>
    </number:number-style>
    <number:number-style style:name="N124">
      <style:text-properties fo:color="#ff0000"/>
      <number:text>$ -</number:text>
      <number:number number:decimal-places="2"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number:text>-</number:text>
      <number:number number:decimal-places="0"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style:text-properties fo:color="#ff0000"/>
      <number:text>-</number:text>
      <number:number number:decimal-places="0"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number:text>-</number:text>
      <number:number number:decimal-places="2"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style:text-properties fo:color="#ff0000"/>
      <number:text>-</number:text>
      <number:number number:decimal-places="2" number:min-integer-digits="1" number:grouping="true"/>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number:number number:decimal-places="0" number:min-integer-digits="1" number:grouping="true"/>
      <number:text> </number:text>
    </number:number-style>
    <number:number-style style:name="N136P1" style:volatile="true">
      <number:text> $ -</number:text>
      <number:number number:decimal-places="0" number:min-integer-digits="1" number:grouping="true"/>
      <number:text> </number:text>
    </number:number-style>
    <number:number-style style:name="N136P2" style:volatile="true">
      <number:text> $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 </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 </number:text>
      <number:number number:decimal-places="2" number:min-integer-digits="1" number:grouping="true"/>
      <number:text> </number:text>
    </number:number-style>
    <number:number-style style:name="N144P1" style:volatile="true">
      <number:text> $ -</number:text>
      <number:number number:decimal-places="2" number:min-integer-digits="1" number:grouping="true"/>
      <number:text> </number:text>
    </number:number-style>
    <number:number-style style:name="N144P2" style:volatile="true">
      <number:text> $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50P0" style:volatile="true">
      <number:text>Sí</number:text>
    </number:number-style>
    <number:number-style style:name="N150P1" style:volatile="true">
      <number:text>Sí</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Verdadero</number:text>
    </number:number-style>
    <number:number-style style:name="N152P1" style:volatile="true">
      <number:text>Verdadero</number:text>
    </number:number-style>
    <number:number-style style:name="N152">
      <number:text>Falso</number:text>
      <style:map style:condition="value()&gt;0" style:apply-style-name="N152P0"/>
      <style:map style:condition="value()&lt;0" style:apply-style-name="N152P1"/>
    </number:number-style>
    <number:number-style style:name="N154P0" style:volatile="true">
      <number:text>Activado</number:text>
    </number:number-style>
    <number:number-style style:name="N154P1" style:volatile="true">
      <number:text>Activado</number:text>
    </number:number-style>
    <number:number-style style:name="N154">
      <number:text>Desactivado</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Fin_20_de_20_línea_20_1" draw:display-name="Fin de línea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12">11/12/2010</text:date>, <text:time>17:11:06</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Mario Yandar</meta:initial-creator>
    <meta:creation-date>2007-11-18T13:44:00</meta:creation-date>
    <dc:date>2010-11-12T17:11:05</dc:date>
    <meta:editing-cycles>93</meta:editing-cycles>
    <meta:editing-duration>PT13H42M50S</meta:editing-duration>
    <meta:document-statistic meta:table-count="1" meta:cell-count="481" meta:object-count="0"/>
    <meta:user-defined meta:name="Info 1"/>
    <meta:user-defined meta:name="Info 2"/>
    <meta:user-defined meta:name="Info 3"/>
    <meta:user-defined meta:name="Info 4"/>
  </office:meta>
</office:document-meta>
</file>